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26.09cm" table:align="margins"/>
    </style:style>
    <style:style style:name="Table1.A" style:family="table-column">
      <style:table-column-properties style:column-width="13.04cm" style:rel-column-width="32756*"/>
    </style:style>
    <style:style style:name="Table1.B" style:family="table-column">
      <style:table-column-properties style:column-width="13.049cm" style:rel-column-width="32779*"/>
    </style:style>
    <style:style style:name="Table1.A1" style:family="table-cell">
      <style:table-cell-properties fo:padding="0.097cm" fo:border-left="0.035cm solid #000000" fo:border-right="0.035cm solid #000000" fo:border-top="0.035cm solid #000000" fo:border-bottom="0.002cm solid #000000"/>
    </style:style>
    <style:style style:name="Table1.A2" style:family="table-cell">
      <style:table-cell-properties fo:padding="0.097cm" fo:border-left="0.035cm solid #000000" fo:border-right="none" fo:border-top="0.035cm solid #000000" fo:border-bottom="0.002cm solid #000000"/>
    </style:style>
    <style:style style:name="Table1.A3" style:family="table-cell">
      <style:table-cell-properties fo:padding="0.097cm" fo:border-left="0.035cm solid #000000" fo:border-right="none" fo:border-top="0.035cm solid #000000" fo:border-bottom="0.035cm solid #000000"/>
    </style:style>
    <style:style style:name="Table1.B3" style:family="table-cell">
      <style:table-cell-properties fo:padding="0.097cm" fo:border="0.035cm solid #000000"/>
    </style:style>
    <style:style style:name="Table1.A4" style:family="table-cell">
      <style:table-cell-properties fo:padding="0.097cm" fo:border-left="0.035cm solid #000000" fo:border-right="none" fo:border-top="none" fo:border-bottom="0.035cm solid #000000"/>
    </style:style>
    <style:style style:name="Table1.B4" style:family="table-cell">
      <style:table-cell-properties fo:padding="0.097cm" fo:border-left="0.035cm solid #000000" fo:border-right="0.035cm solid #000000" fo:border-top="none" fo:border-bottom="0.035cm solid #000000"/>
    </style:style>
    <style:style style:name="Table2" style:family="table">
      <style:table-properties style:width="12.845cm" table:align="margins"/>
    </style:style>
    <style:style style:name="Table2.A" style:family="table-column">
      <style:table-column-properties style:column-width="12.845cm" style:rel-column-width="65535*"/>
    </style:style>
    <style:style style:name="Table2.A1" style:family="table-cell">
      <style:table-cell-properties fo:padding="0.097cm" fo:border="0.002cm solid #000000"/>
    </style:style>
    <style:style style:name="Table3" style:family="table">
      <style:table-properties style:width="12.651cm" table:align="margins"/>
    </style:style>
    <style:style style:name="Table3.A" style:family="table-column">
      <style:table-column-properties style:column-width="12.651cm" style:rel-column-width="65535*"/>
    </style:style>
    <style:style style:name="Table3.A1" style:family="table-cell">
      <style:table-cell-properties fo:padding="0.097cm" fo:border="0.002cm solid #000000"/>
    </style:style>
    <style:style style:name="Table30" style:family="table">
      <style:table-properties style:width="12.857cm" table:align="margins"/>
    </style:style>
    <style:style style:name="Table30.A" style:family="table-column">
      <style:table-column-properties style:column-width="12.857cm" style:rel-column-width="65535*"/>
    </style:style>
    <style:style style:name="Table30.A1" style:family="table-cell">
      <style:table-cell-properties fo:padding="0.097cm" fo:border="0.002cm solid #000000"/>
    </style:style>
    <style:style style:name="Table31" style:family="table">
      <style:table-properties style:width="12.663cm" table:align="margins"/>
    </style:style>
    <style:style style:name="Table31.A" style:family="table-column">
      <style:table-column-properties style:column-width="12.663cm" style:rel-column-width="65535*"/>
    </style:style>
    <style:style style:name="Table31.A1" style:family="table-cell">
      <style:table-cell-properties fo:padding="0.097cm" fo:border="0.002cm solid #000000"/>
    </style:style>
    <style:style style:name="Table4" style:family="table">
      <style:table-properties style:width="12.845cm" table:align="margins"/>
    </style:style>
    <style:style style:name="Table4.A" style:family="table-column">
      <style:table-column-properties style:column-width="12.845cm" style:rel-column-width="65535*"/>
    </style:style>
    <style:style style:name="Table4.A1" style:family="table-cell">
      <style:table-cell-properties fo:padding="0.097cm" fo:border="0.002cm solid #000000"/>
    </style:style>
    <style:style style:name="Table5" style:family="table">
      <style:table-properties style:width="12.651cm" table:align="margins"/>
    </style:style>
    <style:style style:name="Table5.A" style:family="table-column">
      <style:table-column-properties style:column-width="12.65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32" style:family="table">
      <style:table-properties style:width="12.857cm" table:align="margins"/>
    </style:style>
    <style:style style:name="Table32.A" style:family="table-column">
      <style:table-column-properties style:column-width="12.857cm" style:rel-column-width="65535*"/>
    </style:style>
    <style:style style:name="Table32.A1" style:family="table-cell">
      <style:table-cell-properties fo:padding="0.097cm" fo:border="0.002cm solid #000000"/>
    </style:style>
    <style:style style:name="Table33" style:family="table">
      <style:table-properties style:width="12.663cm" table:align="margins"/>
    </style:style>
    <style:style style:name="Table33.A" style:family="table-column">
      <style:table-column-properties style:column-width="12.663cm" style:rel-column-width="65535*"/>
    </style:style>
    <style:style style:name="Table33.A1" style:family="table-cell">
      <style:table-cell-properties fo:padding="0.097cm" fo:border="0.002cm solid #000000"/>
    </style:style>
    <style:style style:name="Table33.A2" style:family="table-cell">
      <style:table-cell-properties fo:padding="0.097cm" fo:border-left="0.002cm solid #000000" fo:border-right="0.002cm solid #000000" fo:border-top="none" fo:border-bottom="0.002cm solid #000000"/>
    </style:style>
    <style:style style:name="Table6" style:family="table">
      <style:table-properties style:width="12.845cm" table:align="margins"/>
    </style:style>
    <style:style style:name="Table6.A" style:family="table-column">
      <style:table-column-properties style:column-width="12.845cm" style:rel-column-width="65535*"/>
    </style:style>
    <style:style style:name="Table6.A1" style:family="table-cell">
      <style:table-cell-properties fo:padding="0.097cm" fo:border="0.002cm solid #000000"/>
    </style:style>
    <style:style style:name="Table7" style:family="table">
      <style:table-properties style:width="12.651cm" table:align="margins"/>
    </style:style>
    <style:style style:name="Table7.A" style:family="table-column">
      <style:table-column-properties style:column-width="12.651cm" style:rel-column-width="65535*"/>
    </style:style>
    <style:style style:name="Table7.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8" style:family="table">
      <style:table-properties style:width="12.651cm" table:align="margins"/>
    </style:style>
    <style:style style:name="Table8.A" style:family="table-column">
      <style:table-column-properties style:column-width="12.65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34" style:family="table">
      <style:table-properties style:width="12.857cm" table:align="margins"/>
    </style:style>
    <style:style style:name="Table34.A" style:family="table-column">
      <style:table-column-properties style:column-width="12.857cm" style:rel-column-width="65535*"/>
    </style:style>
    <style:style style:name="Table34.A1" style:family="table-cell">
      <style:table-cell-properties fo:padding="0.097cm" fo:border="0.002cm solid #000000"/>
    </style:style>
    <style:style style:name="Table35" style:family="table">
      <style:table-properties style:width="12.663cm" table:align="margins"/>
    </style:style>
    <style:style style:name="Table35.A" style:family="table-column">
      <style:table-column-properties style:column-width="12.663cm" style:rel-column-width="65535*"/>
    </style:style>
    <style:style style:name="Table35.A1" style:family="table-cell">
      <style:table-cell-properties fo:padding="0.097cm" fo:border="0.002cm solid #000000"/>
    </style:style>
    <style:style style:name="Table34.A2" style:family="table-cell">
      <style:table-cell-properties fo:padding="0.097cm" fo:border-left="0.002cm solid #000000" fo:border-right="0.002cm solid #000000" fo:border-top="none" fo:border-bottom="0.002cm solid #000000"/>
    </style:style>
    <style:style style:name="Table36" style:family="table">
      <style:table-properties style:width="12.663cm" table:align="margins"/>
    </style:style>
    <style:style style:name="Table36.A" style:family="table-column">
      <style:table-column-properties style:column-width="12.663cm" style:rel-column-width="65535*"/>
    </style:style>
    <style:style style:name="Table36.A1" style:family="table-cell">
      <style:table-cell-properties fo:padding="0.097cm" fo:border="0.002cm solid #000000"/>
    </style:style>
    <style:style style:name="Table36.A2" style:family="table-cell">
      <style:table-cell-properties fo:padding="0.097cm" fo:border-left="0.002cm solid #000000" fo:border-right="0.002cm solid #000000" fo:border-top="none" fo:border-bottom="0.002cm solid #000000"/>
    </style:style>
    <style:style style:name="Table9" style:family="table">
      <style:table-properties style:width="12.845cm" table:align="margins"/>
    </style:style>
    <style:style style:name="Table9.A" style:family="table-column">
      <style:table-column-properties style:column-width="12.845cm" style:rel-column-width="65535*"/>
    </style:style>
    <style:style style:name="Table9.A1" style:family="table-cell">
      <style:table-cell-properties fo:padding="0.097cm" fo:border="0.002cm solid #000000"/>
    </style:style>
    <style:style style:name="Table11" style:family="table">
      <style:table-properties style:width="12.651cm" table:align="margins"/>
    </style:style>
    <style:style style:name="Table11.A" style:family="table-column">
      <style:table-column-properties style:column-width="12.65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2.651cm" table:align="margins"/>
    </style:style>
    <style:style style:name="Table10.A" style:family="table-column">
      <style:table-column-properties style:column-width="12.651cm" style:rel-column-width="65535*"/>
    </style:style>
    <style:style style:name="Table10.A1" style:family="table-cell">
      <style:table-cell-properties fo:padding="0.097cm" fo:border="0.002cm solid #000000"/>
    </style:style>
    <style:style style:name="Table37" style:family="table">
      <style:table-properties style:width="12.857cm" table:align="margins"/>
    </style:style>
    <style:style style:name="Table37.A" style:family="table-column">
      <style:table-column-properties style:column-width="12.857cm" style:rel-column-width="65535*"/>
    </style:style>
    <style:style style:name="Table37.A1" style:family="table-cell">
      <style:table-cell-properties fo:padding="0.097cm" fo:border="0.002cm solid #000000"/>
    </style:style>
    <style:style style:name="Table38" style:family="table">
      <style:table-properties style:width="12.663cm" table:align="margins"/>
    </style:style>
    <style:style style:name="Table38.A" style:family="table-column">
      <style:table-column-properties style:column-width="12.663cm" style:rel-column-width="65535*"/>
    </style:style>
    <style:style style:name="Table38.A1" style:family="table-cell">
      <style:table-cell-properties fo:padding="0.097cm" fo:border="0.002cm solid #000000"/>
    </style:style>
    <style:style style:name="Table38.A2" style:family="table-cell">
      <style:table-cell-properties fo:padding="0.097cm" fo:border-left="0.002cm solid #000000" fo:border-right="0.002cm solid #000000" fo:border-top="none" fo:border-bottom="0.002cm solid #000000"/>
    </style:style>
    <style:style style:name="Table37.A2" style:family="table-cell">
      <style:table-cell-properties fo:padding="0.097cm" fo:border-left="0.002cm solid #000000" fo:border-right="0.002cm solid #000000" fo:border-top="none" fo:border-bottom="0.002cm solid #000000"/>
    </style:style>
    <style:style style:name="Table39" style:family="table">
      <style:table-properties style:width="12.663cm" table:align="margins"/>
    </style:style>
    <style:style style:name="Table39.A" style:family="table-column">
      <style:table-column-properties style:column-width="12.663cm" style:rel-column-width="65535*"/>
    </style:style>
    <style:style style:name="Table39.A1" style:family="table-cell">
      <style:table-cell-properties fo:padding="0.097cm" fo:border="0.002cm solid #000000"/>
    </style:style>
    <style:style style:name="Table12" style:family="table">
      <style:table-properties style:width="12.845cm" table:align="margins"/>
    </style:style>
    <style:style style:name="Table12.A" style:family="table-column">
      <style:table-column-properties style:column-width="12.845cm" style:rel-column-width="65535*"/>
    </style:style>
    <style:style style:name="Table12.A1" style:family="table-cell">
      <style:table-cell-properties fo:padding="0.097cm" fo:border="0.002cm solid #000000"/>
    </style:style>
    <style:style style:name="Table13" style:family="table">
      <style:table-properties style:width="12.651cm" table:align="margins"/>
    </style:style>
    <style:style style:name="Table13.A" style:family="table-column">
      <style:table-column-properties style:column-width="12.65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40" style:family="table">
      <style:table-properties style:width="12.857cm" table:align="margins"/>
    </style:style>
    <style:style style:name="Table40.A" style:family="table-column">
      <style:table-column-properties style:column-width="12.857cm" style:rel-column-width="65535*"/>
    </style:style>
    <style:style style:name="Table40.A1" style:family="table-cell">
      <style:table-cell-properties fo:padding="0.097cm" fo:border="0.002cm solid #000000"/>
    </style:style>
    <style:style style:name="Table41" style:family="table">
      <style:table-properties style:width="12.663cm" table:align="margins"/>
    </style:style>
    <style:style style:name="Table41.A" style:family="table-column">
      <style:table-column-properties style:column-width="12.663cm" style:rel-column-width="65535*"/>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14" style:family="table">
      <style:table-properties style:width="12.845cm" table:align="margins"/>
    </style:style>
    <style:style style:name="Table14.A" style:family="table-column">
      <style:table-column-properties style:column-width="12.845cm" style:rel-column-width="65535*"/>
    </style:style>
    <style:style style:name="Table14.A1" style:family="table-cell">
      <style:table-cell-properties fo:padding="0.097cm" fo:border="0.002cm solid #000000"/>
    </style:style>
    <style:style style:name="Table15" style:family="table">
      <style:table-properties style:width="12.651cm" table:align="margins"/>
    </style:style>
    <style:style style:name="Table15.A" style:family="table-column">
      <style:table-column-properties style:column-width="12.651cm" style:rel-column-width="65535*"/>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0.002cm solid #000000" fo:border-top="none" fo:border-bottom="0.002cm solid #000000"/>
    </style:style>
    <style:style style:name="Table42" style:family="table">
      <style:table-properties style:width="12.857cm" table:align="margins"/>
    </style:style>
    <style:style style:name="Table42.A" style:family="table-column">
      <style:table-column-properties style:column-width="12.857cm" style:rel-column-width="65535*"/>
    </style:style>
    <style:style style:name="Table42.A1" style:family="table-cell">
      <style:table-cell-properties fo:padding="0.097cm" fo:border="0.002cm solid #000000"/>
    </style:style>
    <style:style style:name="Table43" style:family="table">
      <style:table-properties style:width="12.663cm" table:align="margins"/>
    </style:style>
    <style:style style:name="Table43.A" style:family="table-column">
      <style:table-column-properties style:column-width="12.663cm" style:rel-column-width="65535*"/>
    </style:style>
    <style:style style:name="Table43.A1" style:family="table-cell">
      <style:table-cell-properties fo:padding="0.097cm" fo:border="0.002cm solid #000000"/>
    </style:style>
    <style:style style:name="Table43.A2" style:family="table-cell">
      <style:table-cell-properties fo:padding="0.097cm" fo:border-left="0.002cm solid #000000" fo:border-right="0.002cm solid #000000" fo:border-top="none" fo:border-bottom="0.002cm solid #000000"/>
    </style:style>
    <style:style style:name="Table16" style:family="table">
      <style:table-properties style:width="12.845cm" table:align="margins"/>
    </style:style>
    <style:style style:name="Table16.A" style:family="table-column">
      <style:table-column-properties style:column-width="12.845cm" style:rel-column-width="65535*"/>
    </style:style>
    <style:style style:name="Table16.A1" style:family="table-cell">
      <style:table-cell-properties fo:padding="0.097cm" fo:border="0.002cm solid #000000"/>
    </style:style>
    <style:style style:name="Table17" style:family="table">
      <style:table-properties style:width="12.651cm" table:align="margins"/>
    </style:style>
    <style:style style:name="Table17.A" style:family="table-column">
      <style:table-column-properties style:column-width="12.651cm" style:rel-column-width="65535*"/>
    </style:style>
    <style:style style:name="Table17.A1" style:family="table-cell">
      <style:table-cell-properties fo:padding="0.097cm" fo:border="0.002cm solid #000000"/>
    </style:style>
    <style:style style:name="Table44" style:family="table">
      <style:table-properties style:width="12.857cm" table:align="margins"/>
    </style:style>
    <style:style style:name="Table44.A" style:family="table-column">
      <style:table-column-properties style:column-width="12.857cm" style:rel-column-width="65535*"/>
    </style:style>
    <style:style style:name="Table44.A1" style:family="table-cell">
      <style:table-cell-properties fo:padding="0.097cm" fo:border="0.002cm solid #000000"/>
    </style:style>
    <style:style style:name="Table45" style:family="table">
      <style:table-properties style:width="12.663cm" table:align="margins"/>
    </style:style>
    <style:style style:name="Table45.A" style:family="table-column">
      <style:table-column-properties style:column-width="12.663cm" style:rel-column-width="65535*"/>
    </style:style>
    <style:style style:name="Table45.A1" style:family="table-cell">
      <style:table-cell-properties fo:padding="0.097cm" fo:border="0.002cm solid #000000"/>
    </style:style>
    <style:style style:name="Table18" style:family="table">
      <style:table-properties style:width="12.845cm" table:align="margins"/>
    </style:style>
    <style:style style:name="Table18.A" style:family="table-column">
      <style:table-column-properties style:column-width="12.845cm" style:rel-column-width="65535*"/>
    </style:style>
    <style:style style:name="Table18.A1" style:family="table-cell">
      <style:table-cell-properties fo:padding="0.097cm" fo:border="0.002cm solid #000000"/>
    </style:style>
    <style:style style:name="Table19" style:family="table">
      <style:table-properties style:width="12.651cm" table:align="margins"/>
    </style:style>
    <style:style style:name="Table19.A" style:family="table-column">
      <style:table-column-properties style:column-width="12.651cm" style:rel-column-width="65535*"/>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0.002cm solid #000000" fo:border-top="none" fo:border-bottom="0.002cm solid #000000"/>
    </style:style>
    <style:style style:name="Table46" style:family="table">
      <style:table-properties style:width="12.857cm" table:align="margins"/>
    </style:style>
    <style:style style:name="Table46.A" style:family="table-column">
      <style:table-column-properties style:column-width="12.857cm" style:rel-column-width="65535*"/>
    </style:style>
    <style:style style:name="Table46.A1" style:family="table-cell">
      <style:table-cell-properties fo:padding="0.097cm" fo:border="0.002cm solid #000000"/>
    </style:style>
    <style:style style:name="Table47" style:family="table">
      <style:table-properties style:width="12.663cm" table:align="margins"/>
    </style:style>
    <style:style style:name="Table47.A" style:family="table-column">
      <style:table-column-properties style:column-width="12.663cm" style:rel-column-width="65535*"/>
    </style:style>
    <style:style style:name="Table47.A1" style:family="table-cell">
      <style:table-cell-properties fo:padding="0.097cm" fo:border="0.002cm solid #000000"/>
    </style:style>
    <style:style style:name="Table47.A2" style:family="table-cell">
      <style:table-cell-properties fo:padding="0.097cm" fo:border-left="0.002cm solid #000000" fo:border-right="0.002cm solid #000000" fo:border-top="none" fo:border-bottom="0.002cm solid #000000"/>
    </style:style>
    <style:style style:name="Table20" style:family="table">
      <style:table-properties style:width="12.845cm" table:align="margins"/>
    </style:style>
    <style:style style:name="Table20.A" style:family="table-column">
      <style:table-column-properties style:column-width="12.845cm" style:rel-column-width="65535*"/>
    </style:style>
    <style:style style:name="Table20.A1" style:family="table-cell">
      <style:table-cell-properties fo:padding="0.097cm" fo:border="0.002cm solid #000000"/>
    </style:style>
    <style:style style:name="Table21" style:family="table">
      <style:table-properties style:width="12.651cm" table:align="margins"/>
    </style:style>
    <style:style style:name="Table21.A" style:family="table-column">
      <style:table-column-properties style:column-width="12.651cm" style:rel-column-width="65535*"/>
    </style:style>
    <style:style style:name="Table21.A1" style:family="table-cell">
      <style:table-cell-properties fo:padding="0.097cm" fo:border="0.002cm solid #000000"/>
    </style:style>
    <style:style style:name="Table48" style:family="table">
      <style:table-properties style:width="12.857cm" table:align="margins"/>
    </style:style>
    <style:style style:name="Table48.A" style:family="table-column">
      <style:table-column-properties style:column-width="12.857cm" style:rel-column-width="65535*"/>
    </style:style>
    <style:style style:name="Table48.A1" style:family="table-cell">
      <style:table-cell-properties fo:padding="0.097cm" fo:border="0.002cm solid #000000"/>
    </style:style>
    <style:style style:name="Table49" style:family="table">
      <style:table-properties style:width="12.663cm" table:align="margins"/>
    </style:style>
    <style:style style:name="Table49.A" style:family="table-column">
      <style:table-column-properties style:column-width="12.663cm" style:rel-column-width="65535*"/>
    </style:style>
    <style:style style:name="Table49.A1" style:family="table-cell">
      <style:table-cell-properties fo:padding="0.097cm" fo:border="0.002cm solid #000000"/>
    </style:style>
    <style:style style:name="Table22" style:family="table">
      <style:table-properties style:width="12.845cm" table:align="margins"/>
    </style:style>
    <style:style style:name="Table22.A" style:family="table-column">
      <style:table-column-properties style:column-width="12.845cm" style:rel-column-width="65535*"/>
    </style:style>
    <style:style style:name="Table22.A1" style:family="table-cell">
      <style:table-cell-properties fo:padding="0.097cm" fo:border="0.002cm solid #000000"/>
    </style:style>
    <style:style style:name="Table23" style:family="table">
      <style:table-properties style:width="12.651cm" table:align="margins"/>
    </style:style>
    <style:style style:name="Table23.A" style:family="table-column">
      <style:table-column-properties style:column-width="12.651cm" style:rel-column-width="65535*"/>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0.002cm solid #000000" fo:border-top="none" fo:border-bottom="0.002cm solid #000000"/>
    </style:style>
    <style:style style:name="Table50" style:family="table">
      <style:table-properties style:width="12.857cm" table:align="margins"/>
    </style:style>
    <style:style style:name="Table50.A" style:family="table-column">
      <style:table-column-properties style:column-width="12.857cm" style:rel-column-width="65535*"/>
    </style:style>
    <style:style style:name="Table50.A1" style:family="table-cell">
      <style:table-cell-properties fo:padding="0.097cm" fo:border="0.002cm solid #000000"/>
    </style:style>
    <style:style style:name="Table51" style:family="table">
      <style:table-properties style:width="12.663cm" table:align="margins"/>
    </style:style>
    <style:style style:name="Table51.A" style:family="table-column">
      <style:table-column-properties style:column-width="12.663cm" style:rel-column-width="65535*"/>
    </style:style>
    <style:style style:name="Table51.A1" style:family="table-cell">
      <style:table-cell-properties fo:padding="0.097cm" fo:border="0.002cm solid #000000"/>
    </style:style>
    <style:style style:name="Table51.A2" style:family="table-cell">
      <style:table-cell-properties fo:padding="0.097cm" fo:border-left="0.002cm solid #000000" fo:border-right="0.002cm solid #000000" fo:border-top="none" fo:border-bottom="0.002cm solid #000000"/>
    </style:style>
    <style:style style:name="Table24" style:family="table">
      <style:table-properties style:width="12.845cm" table:align="margins"/>
    </style:style>
    <style:style style:name="Table24.A" style:family="table-column">
      <style:table-column-properties style:column-width="12.845cm" style:rel-column-width="65535*"/>
    </style:style>
    <style:style style:name="Table24.A1" style:family="table-cell">
      <style:table-cell-properties fo:padding="0.097cm" fo:border="0.002cm solid #000000"/>
    </style:style>
    <style:style style:name="Table25" style:family="table">
      <style:table-properties style:width="12.651cm" table:align="margins"/>
    </style:style>
    <style:style style:name="Table25.A" style:family="table-column">
      <style:table-column-properties style:column-width="12.651cm" style:rel-column-width="65535*"/>
    </style:style>
    <style:style style:name="Table25.A1" style:family="table-cell">
      <style:table-cell-properties fo:padding="0.097cm" fo:border="0.002cm solid #000000"/>
    </style:style>
    <style:style style:name="Table52" style:family="table">
      <style:table-properties style:width="12.857cm" table:align="margins"/>
    </style:style>
    <style:style style:name="Table52.A" style:family="table-column">
      <style:table-column-properties style:column-width="12.857cm" style:rel-column-width="65535*"/>
    </style:style>
    <style:style style:name="Table52.A1" style:family="table-cell">
      <style:table-cell-properties fo:padding="0.097cm" fo:border="0.002cm solid #000000"/>
    </style:style>
    <style:style style:name="Table53" style:family="table">
      <style:table-properties style:width="12.663cm" table:align="margins"/>
    </style:style>
    <style:style style:name="Table53.A" style:family="table-column">
      <style:table-column-properties style:column-width="12.663cm" style:rel-column-width="65535*"/>
    </style:style>
    <style:style style:name="Table53.A1" style:family="table-cell">
      <style:table-cell-properties fo:padding="0.097cm" fo:border="0.002cm solid #000000"/>
    </style:style>
    <style:style style:name="Table26" style:family="table">
      <style:table-properties style:width="12.845cm" table:align="margins"/>
    </style:style>
    <style:style style:name="Table26.A" style:family="table-column">
      <style:table-column-properties style:column-width="12.845cm" style:rel-column-width="65535*"/>
    </style:style>
    <style:style style:name="Table26.A1" style:family="table-cell">
      <style:table-cell-properties fo:padding="0.097cm" fo:border="0.002cm solid #000000"/>
    </style:style>
    <style:style style:name="Table27" style:family="table">
      <style:table-properties style:width="12.651cm" table:align="margins"/>
    </style:style>
    <style:style style:name="Table27.A" style:family="table-column">
      <style:table-column-properties style:column-width="12.651cm" style:rel-column-width="65535*"/>
    </style:style>
    <style:style style:name="Table27.A1" style:family="table-cell">
      <style:table-cell-properties fo:padding="0.097cm" fo:border="0.002cm solid #000000"/>
    </style:style>
    <style:style style:name="Table27.A2" style:family="table-cell">
      <style:table-cell-properties fo:padding="0.097cm" fo:border-left="0.002cm solid #000000" fo:border-right="0.002cm solid #000000" fo:border-top="none" fo:border-bottom="0.002cm solid #000000"/>
    </style:style>
    <style:style style:name="Table54" style:family="table">
      <style:table-properties style:width="12.857cm" table:align="margins"/>
    </style:style>
    <style:style style:name="Table54.A" style:family="table-column">
      <style:table-column-properties style:column-width="12.857cm" style:rel-column-width="65535*"/>
    </style:style>
    <style:style style:name="Table54.A1" style:family="table-cell">
      <style:table-cell-properties fo:padding="0.097cm" fo:border="0.002cm solid #000000"/>
    </style:style>
    <style:style style:name="Table55" style:family="table">
      <style:table-properties style:width="12.663cm" table:align="margins"/>
    </style:style>
    <style:style style:name="Table55.A" style:family="table-column">
      <style:table-column-properties style:column-width="12.663cm" style:rel-column-width="65535*"/>
    </style:style>
    <style:style style:name="Table55.A1" style:family="table-cell">
      <style:table-cell-properties fo:padding="0.097cm" fo:border="0.002cm solid #000000"/>
    </style:style>
    <style:style style:name="Table55.A2" style:family="table-cell">
      <style:table-cell-properties fo:padding="0.097cm" fo:border-left="0.002cm solid #000000" fo:border-right="0.002cm solid #000000" fo:border-top="none" fo:border-bottom="0.002cm solid #000000"/>
    </style:style>
    <style:style style:name="Table28" style:family="table">
      <style:table-properties style:width="12.845cm" table:align="margins"/>
    </style:style>
    <style:style style:name="Table28.A" style:family="table-column">
      <style:table-column-properties style:column-width="12.845cm" style:rel-column-width="65535*"/>
    </style:style>
    <style:style style:name="Table28.A1" style:family="table-cell">
      <style:table-cell-properties fo:padding="0.097cm" fo:border="0.002cm solid #000000"/>
    </style:style>
    <style:style style:name="Table29" style:family="table">
      <style:table-properties style:width="12.651cm" table:align="margins"/>
    </style:style>
    <style:style style:name="Table29.A" style:family="table-column">
      <style:table-column-properties style:column-width="12.651cm" style:rel-column-width="65535*"/>
    </style:style>
    <style:style style:name="Table29.A1" style:family="table-cell">
      <style:table-cell-properties fo:padding="0.097cm" fo:border="0.002cm solid #000000"/>
    </style:style>
    <style:style style:name="Table29.A2" style:family="table-cell">
      <style:table-cell-properties fo:padding="0.097cm" fo:border-left="0.002cm solid #000000" fo:border-right="0.002cm solid #000000" fo:border-top="none" fo:border-bottom="0.002cm solid #000000"/>
    </style:style>
    <style:style style:name="Table56" style:family="table">
      <style:table-properties style:width="12.857cm" table:align="margins"/>
    </style:style>
    <style:style style:name="Table56.A" style:family="table-column">
      <style:table-column-properties style:column-width="12.857cm" style:rel-column-width="65535*"/>
    </style:style>
    <style:style style:name="Table56.A1" style:family="table-cell">
      <style:table-cell-properties fo:padding="0.097cm" fo:border="0.002cm solid #000000"/>
    </style:style>
    <style:style style:name="Table57" style:family="table">
      <style:table-properties style:width="12.663cm" table:align="margins"/>
    </style:style>
    <style:style style:name="Table57.A" style:family="table-column">
      <style:table-column-properties style:column-width="12.663cm" style:rel-column-width="65535*"/>
    </style:style>
    <style:style style:name="Table57.A1" style:family="table-cell">
      <style:table-cell-properties fo:padding="0.097cm" fo:border="0.002cm solid #000000"/>
    </style:style>
    <style:style style:name="Table57.A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style:tab-stops>
          <style:tab-stop style:position="14.367cm"/>
        </style:tab-stops>
      </style:paragraph-properties>
      <style:text-properties fo:color="#000000" fo:font-size="16pt" fo:font-style="italic" fo:background-color="transparent" style:font-size-asian="16pt" style:font-style-asian="italic" style:font-size-complex="16pt" style:font-style-complex="italic"/>
    </style:style>
    <style:style style:name="P2" style:family="paragraph" style:parent-style-name="Table_20_Contents">
      <style:paragraph-properties fo:text-align="center" style:justify-single-word="false"/>
      <style:text-properties fo:color="#000000" style:font-name="Trebuchet MS" fo:font-size="14pt" fo:font-weight="normal" fo:background-color="transparent" style:font-size-asian="14pt" style:font-weight-asian="normal" style:font-size-complex="14pt" style:font-weight-complex="normal"/>
    </style:style>
    <style:style style:name="P3" style:family="paragraph" style:parent-style-name="Table_20_Contents">
      <style:paragraph-properties fo:text-align="center" style:justify-single-word="false"/>
      <style:text-properties fo:color="#000000" fo:font-size="14pt" fo:background-color="transparent" style:font-size-asian="14pt" style:language-asian="zh" style:country-asian="TW" style:font-size-complex="14pt"/>
    </style:style>
    <style:style style:name="P4" style:family="paragraph" style:parent-style-name="Standard">
      <style:text-properties fo:color="#000000" style:font-name="Trebuchet MS" fo:font-size="14pt" fo:font-weight="normal" fo:background-color="transparent" style:font-size-asian="14pt" style:font-weight-asian="normal" style:font-size-complex="14pt" style:font-weight-complex="normal"/>
    </style:style>
    <style:style style:name="P5" style:family="paragraph" style:parent-style-name="Standard">
      <style:text-properties fo:color="#000000" style:font-name="Trebuchet MS" fo:font-size="14pt" fo:background-color="transparent" style:font-size-asian="14pt" style:language-asian="zh" style:country-asian="TW" style:font-size-complex="14pt"/>
    </style:style>
    <style:style style:name="P6" style:family="paragraph" style:parent-style-name="Standard">
      <style:text-properties style:font-name="Trebuchet MS" fo:font-size="14pt" fo:font-weight="normal" fo:background-color="transparent" style:font-size-asian="14pt" style:font-weight-asian="normal" style:font-size-complex="14pt" style:font-weight-complex="normal"/>
    </style:style>
    <style:style style:name="P7" style:family="paragraph" style:parent-style-name="Standard">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8" style:family="paragraph" style:parent-style-name="Standard">
      <style:text-properties fo:color="#b3b3b3" style:font-name="Trebuchet MS" fo:font-size="14pt" fo:font-weight="normal" fo:background-color="transparent" style:font-size-asian="14pt" style:font-weight-asian="normal" style:font-size-complex="14pt" style:font-weight-complex="normal"/>
    </style:style>
    <style:style style:name="P9" style:family="paragraph" style:parent-style-name="Table_20_Contents">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10" style:family="paragraph" style:parent-style-name="Table_20_Contents">
      <style:paragraph-properties fo:text-align="start" style:justify-single-word="false"/>
      <style:text-properties fo:color="#b3b3b3" style:font-name="Trebuchet MS" fo:font-size="14pt" fo:font-weight="normal" fo:background-color="transparent" style:font-size-asian="14pt" style:font-weight-asian="normal" style:font-size-complex="14pt" style:font-weight-complex="normal"/>
    </style:style>
    <style:style style:name="P11" style:family="paragraph" style:parent-style-name="Table_20_Contents">
      <style:paragraph-properties fo:text-align="start" style:justify-single-word="false"/>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12" style:family="paragraph" style:parent-style-name="Standard">
      <style:text-properties fo:color="#00ae00" style:font-name="Trebuchet MS" fo:font-size="14pt" fo:font-weight="normal" fo:background-color="transparent" style:font-size-asian="14pt" style:language-asian="zh" style:country-asian="TW" style:font-weight-asian="normal" style:font-size-complex="14pt" style:font-weight-complex="normal"/>
    </style:style>
    <style:style style:name="P13" style:family="paragraph" style:parent-style-name="Table_20_Heading">
      <style:paragraph-properties fo:text-align="start" style:justify-single-word="false"/>
      <style:text-properties style:font-name="Trebuchet MS" fo:font-size="14pt" fo:font-weight="normal" fo:background-color="transparent" style:font-size-asian="14pt" style:font-weight-asian="normal" style:font-size-complex="14pt" style:font-weight-complex="normal"/>
    </style:style>
    <style:style style:name="P14" style:family="paragraph" style:parent-style-name="Table_20_Heading">
      <style:paragraph-properties fo:text-align="start" style:justify-single-word="false"/>
      <style:text-properties fo:color="#b3b3b3" style:font-name="Trebuchet MS" fo:font-size="14pt" fo:font-weight="normal" fo:background-color="transparent" style:font-size-asian="14pt" style:font-weight-asian="normal" style:font-size-complex="14pt" style:font-weight-complex="normal"/>
    </style:style>
    <style:style style:name="P15" style:family="paragraph" style:parent-style-name="Table_20_Heading">
      <style:paragraph-properties fo:text-align="start" style:justify-single-word="false"/>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16" style:family="paragraph" style:parent-style-name="Table_20_Heading">
      <style:paragraph-properties fo:text-align="start" style:justify-single-word="false"/>
      <style:text-properties fo:color="#00ae00" style:font-name="Trebuchet MS" fo:font-size="14pt" fo:font-weight="normal" fo:background-color="transparent" style:font-size-asian="14pt" style:font-weight-asian="normal" style:font-size-complex="14pt" style:font-weight-complex="normal"/>
    </style:style>
    <style:style style:name="P17" style:family="paragraph" style:parent-style-name="Table_20_Contents">
      <style:text-properties style:font-name="Trebuchet MS" fo:font-size="14pt" fo:font-weight="normal" fo:background-color="transparent" style:font-size-asian="14pt" style:font-weight-asian="normal" style:font-size-complex="14pt" style:font-weight-complex="normal"/>
    </style:style>
    <style:style style:name="P18" style:family="paragraph" style:parent-style-name="Table_20_Contents">
      <style:text-properties fo:color="#b3b3b3" style:font-name="Trebuchet MS" fo:font-size="14pt" fo:font-weight="normal" fo:background-color="transparent"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Trebuchet MS" fo:font-size="14pt" fo:font-weight="normal" fo:background-color="transparent" style:font-size-asian="14pt" style:language-asian="zh" style:country-asian="TW" style:font-weight-asian="normal" style:font-size-complex="14pt" style:font-weight-complex="normal"/>
    </style:style>
    <style:style style:name="P20" style:family="paragraph" style:parent-style-name="Table_20_Contents">
      <style:text-properties style:font-name="Trebuchet MS" fo:font-size="14pt" fo:font-weight="normal" fo:background-color="transparent" style:font-size-asian="14pt" style:language-asian="zh" style:country-asian="TW" style:font-weight-asian="normal" style:font-size-complex="14pt" style:font-weight-complex="normal"/>
    </style:style>
    <style:style style:name="P21" style:family="paragraph" style:parent-style-name="Table_20_Contents">
      <style:text-properties fo:color="#ff0000" style:font-name="Trebuchet MS" fo:font-size="14pt" fo:font-weight="normal" fo:background-color="transparent" style:font-size-asian="14pt" style:language-asian="zh" style:country-asian="TW" style:font-weight-asian="normal" style:font-size-complex="14pt" style:font-weight-complex="normal"/>
    </style:style>
    <style:style style:name="P22" style:family="paragraph" style:parent-style-name="Table_20_Heading">
      <style:paragraph-properties fo:text-align="start" style:justify-single-word="false"/>
      <style:text-properties fo:color="#000000" style:font-name="Trebuchet MS" fo:font-size="14pt" fo:font-weight="normal" fo:background-color="transparent" style:font-size-asian="14pt" style:font-weight-asian="normal" style:font-size-complex="14pt" style:font-weight-complex="normal"/>
    </style:style>
    <style:style style:name="T1" style:family="text">
      <style:text-properties style:language-asian="zh" style:country-asian="TW"/>
    </style:style>
    <style:style style:name="T2" style:family="text">
      <style:text-properties fo:color="#000000"/>
    </style:style>
    <style:style style:name="T3" style:family="text">
      <style:text-properties fo:color="#000000" style:language-asian="zh" style:country-asian="TW"/>
    </style:style>
    <style:style style:name="T4" style:family="text">
      <style:text-properties fo:color="#ff0000" style:language-asian="zh" style:country-asian="TW"/>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Module: <text:span text:style-name="T1">dictionary</text:span> </text:p>
            </table:table-cell>
            <table:covered-table-cell/>
          </table:table-row>
        </table:table-header-rows>
        <table:table-row>
          <table:table-cell table:style-name="Table1.A2" office:value-type="string">
            <text:p text:style-name="P2">English</text:p>
          </table:table-cell>
          <table:table-cell table:style-name="Table1.A1" office:value-type="string">
            <text:p text:style-name="P3">中文</text:p>
          </table:table-cell>
        </table:table-row>
        <table:table-row>
          <table:table-cell table:style-name="Table1.A3" office:value-type="string">
            <text:p text:style-name="P4">&lt;entry&gt;</text:p>
            <text:p text:style-name="P4">contains a reasonably well-structured dictionary entry. </text:p>
          </table:table-cell>
          <table:table-cell table:style-name="Table1.B3" office:value-type="string">
            <text:p text:style-name="P5">&lt;辭條&gt;</text:p>
            <text:p text:style-name="P5">包含字典中ㄧ個結構完善的辭條項目。</text:p>
          </table:table-cell>
        </table:table-row>
        <table:table-row>
          <table:table-cell table:style-name="Table1.A4" office:value-type="string">
            <text:p text:style-name="P6"><text:span text:style-name="T2">&lt;</text:span>entryFree <text:span text:style-name="T2">&gt;</text:span></text:p>
            <text:p text:style-name="P4">contains a dictionary entry which does not necessarily conform to the constraints imposed by the entry element. </text:p>
          </table:table-cell>
          <table:table-cell table:style-name="Table1.B4" office:value-type="string">
            <text:p text:style-name="P5">&lt;自由辭條&gt;</text:p>
            <text:p text:style-name="P5">所包含的辭條項目未必符合元素辭條該有的限制條件。</text:p>
          </table:table-cell>
        </table:table-row>
        <table:table-row>
          <table:table-cell table:style-name="Table1.A4" office:value-type="string">
            <text:p text:style-name="P6"><text:span text:style-name="T2">&lt;</text:span>superEntry <text:span text:style-name="T2">&gt;</text:span></text:p>
            <text:p text:style-name="P4">groups successive entries for a set of homographs. </text:p>
          </table:table-cell>
          <table:table-cell table:style-name="Table1.B4" office:value-type="string">
            <text:p text:style-name="P6"><text:span text:style-name="T2">&lt;超</text:span><text:span text:style-name="T3">辭條</text:span><text:span text:style-name="T2">&gt;</text:span></text:p>
            <text:p text:style-name="P7">匯集一組同形異義字的連續辭條。</text:p>
          </table:table-cell>
        </table:table-row>
        <table:table-row>
          <table:table-cell table:style-name="Table1.A4" office:value-type="string">
            <text:p text:style-name="P6"><text:span text:style-name="T2">&lt;</text:span>hom <text:span text:style-name="T2">&gt;</text:span></text:p>
            <text:p text:style-name="P4">(homograph) </text:p>
            <text:p text:style-name="P4">groups information relating to one homograph within an entry. </text:p>
          </table:table-cell>
          <table:table-cell table:style-name="Table1.B4" office:value-type="string">
            <text:p text:style-name="P6"><text:span text:style-name="T2">&lt;</text:span><text:span text:style-name="T3">同形義異字</text:span><text:span text:style-name="T2">&gt;</text:span></text:p>
            <text:p text:style-name="P4">(<text:span text:style-name="T1">同形義異字</text:span>) </text:p>
            <text:p text:style-name="P7">匯集辭條中一個同形義異字的相關資訊。</text:p>
          </table:table-cell>
        </table:table-row>
        <table:table-row>
          <table:table-cell table:style-name="Table1.A4" office:value-type="string">
            <text:p text:style-name="P4">&lt;sense&gt;</text:p>
            <text:p text:style-name="P4">(sense information group) </text:p>
            <text:p text:style-name="P4">groups together all information relating to one word sense in a dictionary entry (definitions, examples, translation equivalents, etc.) </text:p>
            <text:p text:style-name="P8">attributes=</text:p>
            <table:table table:name="Table2" table:style-name="Table2">
              <table:table-column table:style-name="Table2.A"/>
              <table:table-header-rows>
                <table:table-row>
                  <table:table-cell table:style-name="Table2.A1" office:value-type="string">
                    <text:p text:style-name="P9">level </text:p>
                    <text:p text:style-name="P9">-gives the nesting depth of this sense. </text:p>
                    <text:p text:style-name="P10">value description=</text:p>
                    <table:table table:name="Table3" table:style-name="Table3">
                      <table:table-column table:style-name="Table3.A"/>
                      <table:table-header-rows>
                        <table:table-row>
                          <table:table-cell table:style-name="Table3.A1" office:value-type="string">
                            <text:p text:style-name="P9">a positive integer </text:p>
                          </table:table-cell>
                        </table:table-row>
                      </table:table-header-rows>
                    </table:table>
                    <text:p text:style-name="P9"/>
                  </table:table-cell>
                </table:table-row>
              </table:table-header-rows>
            </table:table>
            <text:p text:style-name="P4"/>
          </table:table-cell>
          <table:table-cell table:style-name="Table1.B4" office:value-type="string">
            <text:p text:style-name="P4">&lt;<text:span text:style-name="T1">字義</text:span>&gt;</text:p>
            <text:p text:style-name="P4">(<text:span text:style-name="T1">字義資訊群</text:span>) </text:p>
            <text:p text:style-name="P7">匯集辭條中ㄧ個字義的所有相關資訊(定義、範例、翻譯等)。</text:p>
            <text:p text:style-name="P8"><text:span text:style-name="T1">屬性</text:span>=</text:p>
            <table:table table:name="Table30" table:style-name="Table30">
              <table:table-column table:style-name="Table30.A"/>
              <table:table-header-rows>
                <table:table-row>
                  <table:table-cell table:style-name="Table30.A1" office:value-type="string">
                    <text:p text:style-name="P11">層次</text:p>
                    <text:p text:style-name="P9">-<text:span text:style-name="T1">說明該字義在辭條中的層次。</text:span> </text:p>
                    <text:p text:style-name="P10"><text:span text:style-name="T1">屬性值述</text:span>=</text:p>
                    <table:table table:name="Table31" table:style-name="Table31">
                      <table:table-column table:style-name="Table31.A"/>
                      <table:table-header-rows>
                        <table:table-row>
                          <table:table-cell table:style-name="Table31.A1" office:value-type="string">
                            <text:p text:style-name="P11">ㄧ個正整數</text:p>
                          </table:table-cell>
                        </table:table-row>
                      </table:table-header-rows>
                    </table:table>
                    <text:p text:style-name="P9"/>
                  </table:table-cell>
                </table:table-row>
              </table:table-header-rows>
            </table:table>
            <text:p text:style-name="P4"/>
          </table:table-cell>
        </table:table-row>
        <table:table-row>
          <table:table-cell table:style-name="Table1.A4" office:value-type="string">
            <text:p text:style-name="P6"><text:span text:style-name="T2">&lt;</text:span>dictScrap <text:span text:style-name="T2">&gt;</text:span></text:p>
            <text:p text:style-name="P4">encloses a part of a dictionary entry in which other phrase-level dictionary elements are freely combined. </text:p>
          </table:table-cell>
          <table:table-cell table:style-name="Table1.B4" office:value-type="string">
            <text:p text:style-name="P6"><text:span text:style-name="T2">&lt;</text:span><text:span text:style-name="T3">辭條片段</text:span><text:span text:style-name="T2">&gt;</text:span></text:p>
            <text:p text:style-name="P7">字典辭條的片段，包含自由組合的詞組層次字典元素。</text:p>
            <text:p text:style-name="P12"/>
          </table:table-cell>
        </table:table-row>
        <table:table-row>
          <table:table-cell table:style-name="Table1.A4" office:value-type="string">
            <text:p text:style-name="P4">&lt;form&gt;</text:p>
            <text:p text:style-name="P4">(form information group) </text:p>
            <text:p text:style-name="P4">groups all the information on the written and spoken forms of one headword. </text:p>
            <text:p text:style-name="P8">attributes=</text:p>
            <table:table table:name="Table4" table:style-name="Table4">
              <table:table-column table:style-name="Table4.A"/>
              <table:table-header-rows>
                <table:table-row>
                  <table:table-cell table:style-name="Table4.A1" office:value-type="string">
                    <text:p text:style-name="P9">type</text:p>
                    <text:p text:style-name="P9">-classifies form as simple, compound, etc. </text:p>
                    <text:p text:style-name="P10">values=</text:p>
                    <table:table table:name="Table5" table:style-name="Table5">
                      <table:table-column table:style-name="Table5.A"/>
                      <table:table-header-rows>
                        <table:table-row>
                          <table:table-cell table:style-name="Table5.A1" office:value-type="string">
                            <text:p text:style-name="P9">simple</text:p>
                            <text:p text:style-name="P9">(single free lexical item) </text:p>
                          </table:table-cell>
                        </table:table-row>
                      </table:table-header-rows>
                      <table:table-row>
                        <table:table-cell table:style-name="Table5.A2" office:value-type="string">
                          <text:p text:style-name="P9">lemma</text:p>
                          <text:p text:style-name="P9">(the headword itself) </text:p>
                        </table:table-cell>
                      </table:table-row>
                      <table:table-row>
                        <table:table-cell table:style-name="Table5.A2" office:value-type="string">
                          <text:p text:style-name="P9">variant</text:p>
                          <text:p text:style-name="P9">(a variant form) </text:p>
                        </table:table-cell>
                      </table:table-row>
                      <table:table-row>
                        <table:table-cell table:style-name="Table5.A2" office:value-type="string">
                          <text:p text:style-name="P9">compound</text:p>
                          <text:p text:style-name="P9">(word formed from simple lexical items) </text:p>
                        </table:table-cell>
                      </table:table-row>
                      <table:table-row>
                        <table:table-cell table:style-name="Table5.A2" office:value-type="string">
                          <text:p text:style-name="P9">derivative</text:p>
                          <text:p text:style-name="P9">(word derived from headword) </text:p>
                        </table:table-cell>
                      </table:table-row>
                      <table:table-row>
                        <table:table-cell table:style-name="Table5.A2" office:value-type="string">
                          <text:p text:style-name="P9">inflected</text:p>
                          <text:p text:style-name="P9">(word in other than usual dictionary form) </text:p>
                        </table:table-cell>
                      </table:table-row>
                      <table:table-row>
                        <table:table-cell table:style-name="Table5.A2" office:value-type="string">
                          <text:p text:style-name="P9">phrase</text:p>
                          <text:p text:style-name="P9">(multiple-word lexical item) </text:p>
                        </table:table-cell>
                      </table:table-row>
                    </table:table>
                    <text:p text:style-name="P9"/>
                  </table:table-cell>
                </table:table-row>
              </table:table-header-rows>
            </table:table>
            <text:p text:style-name="P4"/>
          </table:table-cell>
          <table:table-cell table:style-name="Table1.B4" office:value-type="string">
            <text:p text:style-name="P4">&lt;詞目<text:span text:style-name="T1">形式</text:span>&gt;</text:p>
            <text:p text:style-name="P4">(<text:span text:style-name="T1">形式資訊群</text:span>) </text:p>
            <text:p text:style-name="P7">匯集一個詞目在書寫及發音形式方面的所有資訊。</text:p>
            <text:p text:style-name="P7"/>
            <text:p text:style-name="P8"><text:span text:style-name="T1">屬性</text:span>=</text:p>
            <table:table table:name="Table32" table:style-name="Table32">
              <table:table-column table:style-name="Table32.A"/>
              <table:table-header-rows>
                <table:table-row>
                  <table:table-cell table:style-name="Table32.A1" office:value-type="string">
                    <text:p text:style-name="P11">類型</text:p>
                    <text:p text:style-name="P9">-<text:span text:style-name="T1">形式的類型有單一字彙、複合字等。</text:span></text:p>
                    <text:p text:style-name="P10"><text:span text:style-name="T1">屬性值</text:span>=</text:p>
                    <table:table table:name="Table33" table:style-name="Table33">
                      <table:table-column table:style-name="Table33.A"/>
                      <table:table-header-rows>
                        <table:table-row>
                          <table:table-cell table:style-name="Table33.A1" office:value-type="string">
                            <text:p text:style-name="P11">單一字彙</text:p>
                            <text:p text:style-name="P9">(<text:span text:style-name="T1">單一字彙項目</text:span>) </text:p>
                          </table:table-cell>
                        </table:table-row>
                      </table:table-header-rows>
                      <table:table-row>
                        <table:table-cell table:style-name="Table33.A2" office:value-type="string">
                          <text:p text:style-name="P11">標題字</text:p>
                          <text:p text:style-name="P9">(<text:span text:style-name="T1">標題字本身)</text:span> </text:p>
                        </table:table-cell>
                      </table:table-row>
                      <table:table-row>
                        <table:table-cell table:style-name="Table33.A2" office:value-type="string">
                          <text:p text:style-name="P11">變體字</text:p>
                          <text:p text:style-name="P9">(<text:span text:style-name="T1">變體形式</text:span>) </text:p>
                        </table:table-cell>
                      </table:table-row>
                      <table:table-row>
                        <table:table-cell table:style-name="Table33.A2" office:value-type="string">
                          <text:p text:style-name="P11">複合字</text:p>
                          <text:p text:style-name="P9">(<text:span text:style-name="T1">由不同單一字彙項目組成的複合字</text:span>) </text:p>
                        </table:table-cell>
                      </table:table-row>
                      <table:table-row>
                        <table:table-cell table:style-name="Table33.A2" office:value-type="string">
                          <text:p text:style-name="P11">派生詞</text:p>
                          <text:p text:style-name="P9">(<text:span text:style-name="T1">由標題字衍生出的派生詞</text:span>) </text:p>
                        </table:table-cell>
                      </table:table-row>
                      <table:table-row>
                        <table:table-cell table:style-name="Table33.A2" office:value-type="string">
                          <text:p text:style-name="P11">屈折變化詞</text:p>
                          <text:p text:style-name="P9">(<text:span text:style-name="T1">字尾有屈折變化的形式</text:span>) </text:p>
                        </table:table-cell>
                      </table:table-row>
                      <table:table-row>
                        <table:table-cell table:style-name="Table33.A2" office:value-type="string">
                          <text:p text:style-name="P11">片語</text:p>
                          <text:p text:style-name="P9">(<text:span text:style-name="T1">多重字彙項目組成的片語</text:span>) </text:p>
                        </table:table-cell>
                      </table:table-row>
                    </table:table>
                    <text:p text:style-name="P9"/>
                  </table:table-cell>
                </table:table-row>
              </table:table-header-rows>
            </table:table>
            <text:p text:style-name="P4"/>
          </table:table-cell>
        </table:table-row>
        <table:table-row>
          <table:table-cell table:style-name="Table1.A4" office:value-type="string">
            <text:p text:style-name="P4">&lt;orth&gt;</text:p>
            <text:p text:style-name="P4">(orthographic form) </text:p>
            <text:p text:style-name="P4">gives the orthographic form of a dictionary headword. </text:p>
            <text:p text:style-name="P4"/>
            <text:p text:style-name="P8">attributes=</text:p>
            <table:table table:name="Table6" table:style-name="Table6">
              <table:table-column table:style-name="Table6.A"/>
              <table:table-header-rows>
                <table:table-row>
                  <table:table-cell table:style-name="Table6.A1" office:value-type="string">
                    <text:p text:style-name="P13">type</text:p>
                    <text:p text:style-name="P13">-gives the type of spelling. </text:p>
                    <text:p text:style-name="P13"/>
                    <text:p text:style-name="P14">value description=</text:p>
                    <table:table table:name="Table7" table:style-name="Table7">
                      <table:table-column table:style-name="Table7.A"/>
                      <table:table-header-rows>
                        <table:table-row>
                          <table:table-cell table:style-name="Table7.A1" office:value-type="string">
                            <text:p text:style-name="P9">Any convenient word or phrase, e.g. lat (latinate),std (standard), trans (transliterated), etc. </text:p>
                          </table:table-cell>
                        </table:table-row>
                      </table:table-header-rows>
                    </table:table>
                    <text:p text:style-name="P13"/>
                  </table:table-cell>
                </table:table-row>
              </table:table-header-rows>
              <table:table-row>
                <table:table-cell table:style-name="Table6.A2" office:value-type="string">
                  <text:p text:style-name="P9">extent</text:p>
                  <text:p text:style-name="P9">-gives the extent of the orthographic information provided. </text:p>
                  <text:p text:style-name="P14">values=</text:p>
                  <table:table table:name="Table8" table:style-name="Table8">
                    <table:table-column table:style-name="Table8.A"/>
                    <table:table-header-rows>
                      <table:table-row>
                        <table:table-cell table:style-name="Table8.A1" office:value-type="string">
                          <text:p text:style-name="P9">full</text:p>
                          <text:p text:style-name="P9">(full form) <text:s/></text:p>
                        </table:table-cell>
                      </table:table-row>
                    </table:table-header-rows>
                    <table:table-row>
                      <table:table-cell table:style-name="Table8.A2" office:value-type="string">
                        <text:p text:style-name="P9">pref</text:p>
                        <text:p text:style-name="P9">(prefix) </text:p>
                      </table:table-cell>
                    </table:table-row>
                    <table:table-row>
                      <table:table-cell table:style-name="Table8.A2" office:value-type="string">
                        <text:p text:style-name="P9">suff</text:p>
                        <text:p text:style-name="P9">(suffix) </text:p>
                      </table:table-cell>
                    </table:table-row>
                    <table:table-row>
                      <table:table-cell table:style-name="Table8.A2" office:value-type="string">
                        <text:p text:style-name="P9">part</text:p>
                        <text:p text:style-name="P9">(partial)</text:p>
                      </table:table-cell>
                    </table:table-row>
                  </table:table>
                  <text:p text:style-name="P13"/>
                </table:table-cell>
              </table:table-row>
            </table:table>
            <text:p text:style-name="P4"/>
          </table:table-cell>
          <table:table-cell table:style-name="Table1.B4" office:value-type="string">
            <text:p text:style-name="P4">&lt;<text:span text:style-name="T1">拼字形式</text:span>&gt;</text:p>
            <text:p text:style-name="P4">(<text:span text:style-name="T1">拼字形式</text:span>) </text:p>
            <text:p text:style-name="P7">提供字典詞目的拼字形式。</text:p>
            <text:p text:style-name="P4"/>
            <text:p text:style-name="P8">屬性=</text:p>
            <table:table table:name="Table34" table:style-name="Table34">
              <table:table-column table:style-name="Table34.A"/>
              <table:table-header-rows>
                <table:table-row>
                  <table:table-cell table:style-name="Table34.A1" office:value-type="string">
                    <text:p text:style-name="P15">類型</text:p>
                    <text:p text:style-name="P13">-<text:span text:style-name="T1">提供拼字的類型。</text:span> </text:p>
                    <text:p text:style-name="P13"/>
                    <text:p text:style-name="P14">value description=</text:p>
                    <table:table table:name="Table35" table:style-name="Table35">
                      <table:table-column table:style-name="Table35.A"/>
                      <table:table-header-rows>
                        <table:table-row>
                          <table:table-cell table:style-name="Table35.A1" office:value-type="string">
                            <text:p text:style-name="P9"><text:span text:style-name="T1">任何合適的字詞，例如</text:span><text:span text:style-name="T3">：拉(拉丁文)、譯(字/音譯)等</text:span><text:span text:style-name="T1">。</text:span></text:p>
                          </table:table-cell>
                        </table:table-row>
                      </table:table-header-rows>
                    </table:table>
                    <text:p text:style-name="P16"><text:span text:style-name="T4"/></text:p>
                  </table:table-cell>
                </table:table-row>
              </table:table-header-rows>
              <table:table-row>
                <table:table-cell table:style-name="Table34.A2" office:value-type="string">
                  <text:p text:style-name="P11">程度</text:p>
                  <text:p text:style-name="P9">-指出<text:span text:style-name="T1">拼字資訊的完整程度。</text:span></text:p>
                  <text:p text:style-name="P14">屬性值=</text:p>
                  <table:table table:name="Table36" table:style-name="Table36">
                    <table:table-column table:style-name="Table36.A"/>
                    <table:table-header-rows>
                      <table:table-row>
                        <table:table-cell table:style-name="Table36.A1" office:value-type="string">
                          <text:p text:style-name="P11">完整</text:p>
                          <text:p text:style-name="P9">(<text:span text:style-name="T1">完整形式</text:span>) <text:s/></text:p>
                        </table:table-cell>
                      </table:table-row>
                    </table:table-header-rows>
                    <table:table-row>
                      <table:table-cell table:style-name="Table36.A2" office:value-type="string">
                        <text:p text:style-name="P11">字首</text:p>
                        <text:p text:style-name="P9">(<text:span text:style-name="T1">字首</text:span>) </text:p>
                      </table:table-cell>
                    </table:table-row>
                    <table:table-row>
                      <table:table-cell table:style-name="Table36.A2" office:value-type="string">
                        <text:p text:style-name="P11">字尾</text:p>
                        <text:p text:style-name="P9">(<text:span text:style-name="T1">字尾</text:span>) </text:p>
                      </table:table-cell>
                    </table:table-row>
                    <table:table-row>
                      <table:table-cell table:style-name="Table36.A2" office:value-type="string">
                        <text:p text:style-name="P11">部分</text:p>
                        <text:p text:style-name="P9">(<text:span text:style-name="T1">部分</text:span>)</text:p>
                      </table:table-cell>
                    </table:table-row>
                  </table:table>
                  <text:p text:style-name="P13"/>
                </table:table-cell>
              </table:table-row>
            </table:table>
            <text:p text:style-name="P4"/>
          </table:table-cell>
        </table:table-row>
        <table:table-row>
          <table:table-cell table:style-name="Table1.A4" office:value-type="string">
            <text:p text:style-name="P4">&lt;pron&gt;</text:p>
            <text:p text:style-name="P4">(pronunciation) </text:p>
            <text:p text:style-name="P4">contains the pronunciation(s) of the word. </text:p>
            <text:p text:style-name="P8">attributes=</text:p>
            <table:table table:name="Table9" table:style-name="Table9">
              <table:table-column table:style-name="Table9.A"/>
              <table:table-header-rows>
                <table:table-row>
                  <table:table-cell table:style-name="Table9.A1" office:value-type="string">
                    <text:p text:style-name="P9">extent</text:p>
                    <text:p text:style-name="P13">-indicates whether the pronunciation is for whole word or part. </text:p>
                    <text:p text:style-name="P14">values=</text:p>
                    <table:table table:name="Table11" table:style-name="Table11">
                      <table:table-column table:style-name="Table11.A"/>
                      <table:table-header-rows>
                        <table:table-row>
                          <table:table-cell table:style-name="Table11.A1" office:value-type="string">
                            <text:p text:style-name="P9">full</text:p>
                            <text:p text:style-name="P9">(full form) <text:s/></text:p>
                          </table:table-cell>
                        </table:table-row>
                      </table:table-header-rows>
                      <table:table-row>
                        <table:table-cell table:style-name="Table11.A2" office:value-type="string">
                          <text:p text:style-name="P9">pref</text:p>
                          <text:p text:style-name="P9">(prefix) </text:p>
                        </table:table-cell>
                      </table:table-row>
                      <table:table-row>
                        <table:table-cell table:style-name="Table11.A2" office:value-type="string">
                          <text:p text:style-name="P9">suff</text:p>
                          <text:p text:style-name="P9">(suffix) </text:p>
                        </table:table-cell>
                      </table:table-row>
                      <table:table-row>
                        <table:table-cell table:style-name="Table11.A2" office:value-type="string">
                          <text:p text:style-name="P9">part</text:p>
                          <text:p text:style-name="P9">(partial)</text:p>
                        </table:table-cell>
                      </table:table-row>
                    </table:table>
                    <text:p text:style-name="P13"/>
                  </table:table-cell>
                </table:table-row>
              </table:table-header-rows>
              <table:table-row>
                <table:table-cell table:style-name="Table9.A2" office:value-type="string">
                  <text:p text:style-name="P9">notation</text:p>
                  <text:p text:style-name="P9">-indicates what notation is used for the pronunciation, if more than one occurs in the machine-readable dictionary. </text:p>
                  <text:p text:style-name="P14">value description=</text:p>
                  <table:table table:name="Table10" table:style-name="Table10">
                    <table:table-column table:style-name="Table10.A"/>
                    <table:table-header-rows>
                      <table:table-row>
                        <table:table-cell table:style-name="Table10.A1" office:value-type="string">
                          <text:p text:style-name="P9">Sample values: IPA, Murray, ... </text:p>
                        </table:table-cell>
                      </table:table-row>
                    </table:table-header-rows>
                  </table:table>
                  <text:p text:style-name="P13"/>
                </table:table-cell>
              </table:table-row>
            </table:table>
            <text:p text:style-name="P4"/>
          </table:table-cell>
          <table:table-cell table:style-name="Table1.B4" office:value-type="string">
            <text:p text:style-name="P4">&lt;<text:span text:style-name="T1">發音</text:span>&gt;</text:p>
            <text:p text:style-name="P4">(<text:span text:style-name="T1">發音</text:span>) </text:p>
            <text:p text:style-name="P7">包含字的一種或多種發音方法。</text:p>
            <text:p text:style-name="P8">屬性=</text:p>
            <table:table table:name="Table37" table:style-name="Table37">
              <table:table-column table:style-name="Table37.A"/>
              <table:table-header-rows>
                <table:table-row>
                  <table:table-cell table:style-name="Table37.A1" office:value-type="string">
                    <text:p text:style-name="P11">程度</text:p>
                    <text:p text:style-name="P13">-<text:span text:style-name="T1">指明是完整發音或部分發音。</text:span></text:p>
                    <text:p text:style-name="P15"/>
                    <text:p text:style-name="P14">屬性值=</text:p>
                    <table:table table:name="Table38" table:style-name="Table38">
                      <table:table-column table:style-name="Table38.A"/>
                      <table:table-header-rows>
                        <table:table-row>
                          <table:table-cell table:style-name="Table38.A1" office:value-type="string">
                            <text:p text:style-name="P11">完整</text:p>
                            <text:p text:style-name="P9">(<text:span text:style-name="T1">完整形式</text:span>) <text:s/></text:p>
                          </table:table-cell>
                        </table:table-row>
                      </table:table-header-rows>
                      <table:table-row>
                        <table:table-cell table:style-name="Table38.A2" office:value-type="string">
                          <text:p text:style-name="P11">字首</text:p>
                          <text:p text:style-name="P9">(<text:span text:style-name="T1">字首</text:span>) </text:p>
                        </table:table-cell>
                      </table:table-row>
                      <table:table-row>
                        <table:table-cell table:style-name="Table38.A2" office:value-type="string">
                          <text:p text:style-name="P11">字尾</text:p>
                          <text:p text:style-name="P9">(<text:span text:style-name="T1">字尾</text:span>) </text:p>
                        </table:table-cell>
                      </table:table-row>
                      <table:table-row>
                        <table:table-cell table:style-name="Table38.A2" office:value-type="string">
                          <text:p text:style-name="P11">部分</text:p>
                          <text:p text:style-name="P9">(<text:span text:style-name="T1">部分</text:span>)</text:p>
                        </table:table-cell>
                      </table:table-row>
                    </table:table>
                    <text:p text:style-name="P13"/>
                  </table:table-cell>
                </table:table-row>
              </table:table-header-rows>
              <table:table-row>
                <table:table-cell table:style-name="Table37.A2" office:value-type="string">
                  <text:p text:style-name="P11">記號</text:p>
                  <text:p text:style-name="P9">-<text:span text:style-name="T1">若機讀詞典中出現一個以上的發音記號，在此指出用於該發音的記號。</text:span></text:p>
                  <text:p text:style-name="P11"/>
                  <text:p text:style-name="P14"><text:span text:style-name="T1">屬性值描述</text:span>=</text:p>
                  <table:table table:name="Table39" table:style-name="Table39">
                    <table:table-column table:style-name="Table39.A"/>
                    <table:table-header-rows>
                      <table:table-row>
                        <table:table-cell table:style-name="Table39.A1" office:value-type="string">
                          <text:p text:style-name="P9"><text:span text:style-name="T1">屬性值範例</text:span>: IPA<text:span text:style-name="T1">、</text:span>Murray<text:span text:style-name="T1">等</text:span> </text:p>
                        </table:table-cell>
                      </table:table-row>
                    </table:table-header-rows>
                  </table:table>
                  <text:p text:style-name="P13"/>
                </table:table-cell>
              </table:table-row>
            </table:table>
            <text:p text:style-name="P4"/>
          </table:table-cell>
        </table:table-row>
        <table:table-row>
          <table:table-cell table:style-name="Table1.A4" office:value-type="string">
            <text:p text:style-name="P4">&lt;hyph&gt;</text:p>
            <text:p text:style-name="P4">(hyphenation) </text:p>
            <text:p text:style-name="P4">contains a hyphenated form of a dictionary headword, or hyphenation information in some other form. </text:p>
          </table:table-cell>
          <table:table-cell table:style-name="Table1.B4" office:value-type="string">
            <text:p text:style-name="P4">&lt;<text:span text:style-name="T1">連字符號</text:span>&gt;</text:p>
            <text:p text:style-name="P4">(<text:span text:style-name="T1">連字符號</text:span>) </text:p>
            <text:p text:style-name="P7">包含詞目帶有連字符號的形式，或用另一種形式來</text:p>
          </table:table-cell>
        </table:table-row>
        <table:table-row>
          <table:table-cell table:style-name="Table1.A4" office:value-type="string">
            <text:p text:style-name="P6"><text:span text:style-name="T2">&lt;</text:span>syll<text:span text:style-name="T2">&gt;</text:span></text:p>
            <text:p text:style-name="P4">(syllabification) </text:p>
            <text:p text:style-name="P4">contains the syllabification of the headword. </text:p>
          </table:table-cell>
          <table:table-cell table:style-name="Table1.B4" office:value-type="string">
            <text:p text:style-name="P6"><text:span text:style-name="T2">&lt;</text:span><text:span text:style-name="T3">音節</text:span><text:span text:style-name="T2">&gt;</text:span></text:p>
            <text:p text:style-name="P4">(<text:span text:style-name="T1">音節)</text:span> </text:p>
            <text:p text:style-name="P7">包含詞目的音節。</text:p>
          </table:table-cell>
        </table:table-row>
        <table:table-row>
          <table:table-cell table:style-name="Table1.A4" office:value-type="string">
            <text:p text:style-name="P4">&lt;stress&gt;</text:p>
            <text:p text:style-name="P4">contains the stress pattern for a dictionary headword, if given separately. </text:p>
          </table:table-cell>
          <table:table-cell table:style-name="Table1.B4" office:value-type="string">
            <text:p text:style-name="P4">&lt;<text:span text:style-name="T1">重音</text:span>&gt;</text:p>
            <text:p text:style-name="P7">包含個別標明的詞目重音形式。</text:p>
          </table:table-cell>
        </table:table-row>
        <table:table-row>
          <table:table-cell table:style-name="Table1.A4" office:value-type="string">
            <text:p text:style-name="P4">&lt;gram&gt;</text:p>
            <text:p text:style-name="P4">(grammatical information) </text:p>
            <text:p text:style-name="P4">within an entry in a dictionary or a terminological data file, contains grammatical information relating to a term, word, or form. </text:p>
            <text:p text:style-name="P8">attributes=</text:p>
            <table:table table:name="Table12" table:style-name="Table12">
              <table:table-column table:style-name="Table12.A"/>
              <table:table-header-rows>
                <table:table-row>
                  <table:table-cell table:style-name="Table12.A1" office:value-type="string">
                    <text:p text:style-name="P17">type</text:p>
                    <text:p text:style-name="P17">-classifies the grammatical information given according to some convenient typology — in the case of terminological information, preferably the dictionary of data element types specified in ISO WD 12620. </text:p>
                    <text:p text:style-name="P18">values=</text:p>
                    <table:table table:name="Table13" table:style-name="Table13">
                      <table:table-column table:style-name="Table13.A"/>
                      <table:table-header-rows>
                        <table:table-row>
                          <table:table-cell table:style-name="Table13.A1" office:value-type="string">
                            <text:p text:style-name="P13">pos</text:p>
                            <text:p text:style-name="P13">(part of speech (any of the word classes to which a word may be assigned in a given language, based on form, meaning, or a combination of features, e.g. noun, verb, adjective, etc.)) </text:p>
                          </table:table-cell>
                        </table:table-row>
                      </table:table-header-rows>
                      <table:table-row>
                        <table:table-cell table:style-name="Table13.A2" office:value-type="string">
                          <text:p text:style-name="P13">gen</text:p>
                          <text:p text:style-name="P13">(gender (formal classification by which nouns and pronouns, and often accompanying modifiers, are grouped and inflected, or changed in form, so as to control certain syntactic relationships)) </text:p>
                        </table:table-cell>
                      </table:table-row>
                      <table:table-row>
                        <table:table-cell table:style-name="Table13.A2" office:value-type="string">
                          <text:p text:style-name="P13">num</text:p>
                          <text:p text:style-name="P13">(number (e.g. singular, plural, dual, ...)) </text:p>
                        </table:table-cell>
                      </table:table-row>
                      <table:table-row>
                        <table:table-cell table:style-name="Table13.A2" office:value-type="string">
                          <text:p text:style-name="P13">animate</text:p>
                          <text:p text:style-name="P13">(animate or inanimate) </text:p>
                        </table:table-cell>
                      </table:table-row>
                      <table:table-row>
                        <table:table-cell table:style-name="Table13.A2" office:value-type="string">
                          <text:p text:style-name="P13">proper</text:p>
                          <text:p text:style-name="P13">(proper noun or common noun) </text:p>
                        </table:table-cell>
                      </table:table-row>
                    </table:table>
                    <text:p text:style-name="P17"/>
                  </table:table-cell>
                </table:table-row>
              </table:table-header-rows>
            </table:table>
            <text:p text:style-name="P4"/>
          </table:table-cell>
          <table:table-cell table:style-name="Table1.B4" office:value-type="string">
            <text:p text:style-name="P4">&lt;<text:span text:style-name="T1">文法</text:span>&gt;</text:p>
            <text:p text:style-name="P4">(<text:span text:style-name="T1">文法資訊</text:span>) </text:p>
            <text:p text:style-name="P19">包含在字典辭條或專有名詞檔案中，某ㄧ術語、單字、或字彙形式的文法相關資訊。</text:p>
            <text:p text:style-name="P19"/>
            <text:p text:style-name="P8"><text:span text:style-name="T1">屬性</text:span>=</text:p>
            <table:table table:name="Table40" table:style-name="Table40">
              <table:table-column table:style-name="Table40.A"/>
              <table:table-header-rows>
                <table:table-row>
                  <table:table-cell table:style-name="Table40.A1" office:value-type="string">
                    <text:p text:style-name="P20">類型</text:p>
                    <text:p text:style-name="P17">-將不同<text:span text:style-name="T1">文法資訊加以分類--</text:span> <text:span text:style-name="T1">若是專門術語，</text:span><text:span text:style-name="T3">可參照 ISO WD 12620 所指定Dictionary of data element types。</text:span></text:p>
                    <text:p text:style-name="P21"/>
                    <text:p text:style-name="P18"><text:span text:style-name="T1">屬性值</text:span>=</text:p>
                    <table:table table:name="Table41" table:style-name="Table41">
                      <table:table-column table:style-name="Table41.A"/>
                      <table:table-header-rows>
                        <table:table-row>
                          <table:table-cell table:style-name="Table41.A1" office:value-type="string">
                            <text:p text:style-name="P15">詞性</text:p>
                            <text:p text:style-name="P13">(<text:span text:style-name="T1">詞性(</text:span>在已知<text:span text:style-name="T1">語言中的詞性分類，根據字詞的形式、意義、或特性組合而有所不同。例：名詞、動詞、形容詞等。</text:span>)) </text:p>
                          </table:table-cell>
                        </table:table-row>
                      </table:table-header-rows>
                      <table:table-row>
                        <table:table-cell table:style-name="Table41.A2" office:value-type="string">
                          <text:p text:style-name="P15">性別</text:p>
                          <text:p text:style-name="P13">(<text:span text:style-name="T1">性別</text:span>(<text:span text:style-name="T1">名詞、代名詞、或伴隨的修飾詞透過這樣的規則系統在表現形式上被加以分組、或產生屈折變化，以展現特定的語法關係。</text:span>)) </text:p>
                        </table:table-cell>
                      </table:table-row>
                      <table:table-row>
                        <table:table-cell table:style-name="Table41.A2" office:value-type="string">
                          <text:p text:style-name="P15">數</text:p>
                          <text:p text:style-name="P13">(<text:span text:style-name="T1">單複數</text:span> (<text:span text:style-name="T1">例如：單數、複數、雙數詞等</text:span>)) </text:p>
                        </table:table-cell>
                      </table:table-row>
                      <table:table-row>
                        <table:table-cell table:style-name="Table41.A2" office:value-type="string">
                          <text:p text:style-name="P22">animate</text:p>
                          <text:p text:style-name="P22">(<text:span text:style-name="T1">活的或非活的</text:span>) </text:p>
                        </table:table-cell>
                      </table:table-row>
                      <table:table-row>
                        <table:table-cell table:style-name="Table41.A2" office:value-type="string">
                          <text:p text:style-name="P15">專有名詞</text:p>
                          <text:p text:style-name="P13">(<text:span text:style-name="T1">專有名詞或ㄧ般名詞</text:span>) </text:p>
                        </table:table-cell>
                      </table:table-row>
                    </table:table>
                    <text:p text:style-name="P17"/>
                  </table:table-cell>
                </table:table-row>
              </table:table-header-rows>
            </table:table>
            <text:p text:style-name="P4"/>
          </table:table-cell>
        </table:table-row>
        <table:table-row>
          <table:table-cell table:style-name="Table1.A4" office:value-type="string">
            <text:p text:style-name="P4">&lt;gen&gt;</text:p>
            <text:p text:style-name="P4">(gender) </text:p>
            <text:p text:style-name="P4">identifies the morphological gender of a lexical item, as given in the dictionary. </text:p>
          </table:table-cell>
          <table:table-cell table:style-name="Table1.B4" office:value-type="string">
            <text:p text:style-name="P4">&lt;<text:span text:style-name="T1">性別</text:span>&gt;</text:p>
            <text:p text:style-name="P4">(<text:span text:style-name="T1">性別</text:span>) </text:p>
            <text:p text:style-name="P4"><text:span text:style-name="T1">說明字詞的性別。</text:span> </text:p>
          </table:table-cell>
        </table:table-row>
        <table:table-row>
          <table:table-cell table:style-name="Table1.A4" office:value-type="string">
            <text:p text:style-name="P4">&lt;number&gt;</text:p>
            <text:p text:style-name="P4">indicates grammatical number associated with a form, as given in a dictionary. </text:p>
          </table:table-cell>
          <table:table-cell table:style-name="Table1.B4" office:value-type="string">
            <text:p text:style-name="P4">&lt;<text:span text:style-name="T1">數</text:span>&gt;</text:p>
            <text:p text:style-name="P7">說明單複數形式。</text:p>
          </table:table-cell>
        </table:table-row>
        <table:table-row>
          <table:table-cell table:style-name="Table1.A4" office:value-type="string">
            <text:p text:style-name="P4">&lt;case&gt;</text:p>
            <text:p text:style-name="P4">contains grammatical case information given by a dictionary for a given form. </text:p>
          </table:table-cell>
          <table:table-cell table:style-name="Table1.B4" office:value-type="string">
            <text:p text:style-name="P4">&lt;<text:span text:style-name="T1">格</text:span>&gt;</text:p>
            <text:p text:style-name="P4"><text:span text:style-name="T1">包含文法上格的資訊。</text:span> </text:p>
          </table:table-cell>
        </table:table-row>
        <table:table-row>
          <table:table-cell table:style-name="Table1.A4" office:value-type="string">
            <text:p text:style-name="P4">&lt;per&gt;</text:p>
            <text:p text:style-name="P4">(person) </text:p>
            <text:p text:style-name="P4">contains an indication of the grammatical person (1st, 2nd, 3rd, etc.) associated with a given inflected form in a dictionary. </text:p>
          </table:table-cell>
          <table:table-cell table:style-name="Table1.B4" office:value-type="string">
            <text:p text:style-name="P4">&lt;<text:span text:style-name="T1">人稱</text:span>&gt;</text:p>
            <text:p text:style-name="P4">(<text:span text:style-name="T1">人稱</text:span>) </text:p>
            <text:p text:style-name="P4"><text:span text:style-name="T1">包含字典中有屈折變化單字的人稱形式</text:span>(<text:span text:style-name="T1">第一、第二、第三等</text:span>) <text:span text:style-name="T1">。</text:span></text:p>
          </table:table-cell>
        </table:table-row>
        <table:table-row>
          <table:table-cell table:style-name="Table1.A4" office:value-type="string">
            <text:p text:style-name="P4">&lt;tns&gt;</text:p>
            <text:p text:style-name="P4">(tense) </text:p>
            <text:p text:style-name="P4">indicates the grammatical tense associated with a given inflected form in a dictionary. </text:p>
          </table:table-cell>
          <table:table-cell table:style-name="Table1.B4" office:value-type="string">
            <text:p text:style-name="P4">&lt;<text:span text:style-name="T1">時態</text:span>&gt;</text:p>
            <text:p text:style-name="P4">(<text:span text:style-name="T1">時態</text:span>) </text:p>
            <text:p text:style-name="P7">說明某屈折形式的時態。</text:p>
          </table:table-cell>
        </table:table-row>
        <table:table-row>
          <table:table-cell table:style-name="Table1.A4" office:value-type="string">
            <text:p text:style-name="P4">&lt;mood&gt;</text:p>
            <text:p text:style-name="P4">contains information about the grammatical mood of verbs (e.g. indicative, subjunctive, imperative) </text:p>
          </table:table-cell>
          <table:table-cell table:style-name="Table1.B4" office:value-type="string">
            <text:p text:style-name="P4">&lt;<text:span text:style-name="T1">語氣</text:span>&gt;</text:p>
            <text:p text:style-name="P4"><text:span text:style-name="T1">包含動詞語氣資訊</text:span>(<text:span text:style-name="T1">例如：直述、假設、祈使語氣等</text:span>)<text:span text:style-name="T1">。</text:span></text:p>
          </table:table-cell>
        </table:table-row>
        <table:table-row>
          <table:table-cell table:style-name="Table1.A4" office:value-type="string">
            <text:p text:style-name="P4">&lt;iType&gt;</text:p>
            <text:p text:style-name="P4">(inflectional class) </text:p>
            <text:p text:style-name="P4">indicates the inflectional class associated with a lexical item. </text:p>
            <text:p text:style-name="P8">attributes=</text:p>
            <table:table table:name="Table14" table:style-name="Table14">
              <table:table-column table:style-name="Table14.A"/>
              <table:table-header-rows>
                <table:table-row>
                  <table:table-cell table:style-name="Table14.A1" office:value-type="string">
                    <text:p text:style-name="P17">type</text:p>
                    <text:p text:style-name="P17">-indicates the type of indicator used to specify the inflection class, when it is necessary to distinguish between the usual abbreviated indications (e.g. inv) and other kinds of indicators, such as special codes referring to conjugation patterns, etc. </text:p>
                    <text:p text:style-name="P18">values=</text:p>
                    <table:table table:name="Table15" table:style-name="Table15">
                      <table:table-column table:style-name="Table15.A"/>
                      <table:table-header-rows>
                        <table:table-row>
                          <table:table-cell table:style-name="Table15.A1" office:value-type="string">
                            <text:p text:style-name="P13">abbrev</text:p>
                            <text:p text:style-name="P13">(abbreviated indicator) </text:p>
                          </table:table-cell>
                        </table:table-row>
                      </table:table-header-rows>
                      <table:table-row>
                        <table:table-cell table:style-name="Table15.A2" office:value-type="string">
                          <text:p text:style-name="P13">verbTable</text:p>
                          <text:p text:style-name="P13">(coded reference to a table of verbs) </text:p>
                        </table:table-cell>
                      </table:table-row>
                    </table:table>
                    <text:p text:style-name="P17"/>
                  </table:table-cell>
                </table:table-row>
              </table:table-header-rows>
            </table:table>
            <text:p text:style-name="P4"/>
          </table:table-cell>
          <table:table-cell table:style-name="Table1.B4" office:value-type="string">
            <text:p text:style-name="P4">&lt;<text:span text:style-name="T1">屈折變化</text:span>&gt;</text:p>
            <text:p text:style-name="P4">(<text:span text:style-name="T1">屈折變化種類</text:span>) </text:p>
            <text:p text:style-name="P7">指明單字的屈折變化種類。</text:p>
            <text:p text:style-name="P7"/>
            <text:p text:style-name="P8"><text:span text:style-name="T1">屬性</text:span>=</text:p>
            <table:table table:name="Table42" table:style-name="Table42">
              <table:table-column table:style-name="Table42.A"/>
              <table:table-header-rows>
                <table:table-row>
                  <table:table-cell table:style-name="Table42.A1" office:value-type="string">
                    <text:p text:style-name="P20">類型</text:p>
                    <text:p text:style-name="P17">-若需<text:span text:style-name="T1">要區別曲折變化種類的一般縮寫指標(例：inv)以及其他指標，像是詞形變化模式的特殊代碼等</text:span>，則在此<text:span text:style-name="T1">說明指示標記類型。</text:span></text:p>
                    <text:p text:style-name="P20"/>
                    <text:p text:style-name="P20"/>
                    <text:p text:style-name="P18"><text:span text:style-name="T1">屬性值</text:span>=</text:p>
                    <table:table table:name="Table43" table:style-name="Table43">
                      <table:table-column table:style-name="Table43.A"/>
                      <table:table-header-rows>
                        <table:table-row>
                          <table:table-cell table:style-name="Table43.A1" office:value-type="string">
                            <text:p text:style-name="P15">縮寫</text:p>
                            <text:p text:style-name="P13">(<text:span text:style-name="T1">縮寫指標</text:span>) </text:p>
                          </table:table-cell>
                        </table:table-row>
                      </table:table-header-rows>
                      <table:table-row>
                        <table:table-cell table:style-name="Table43.A2" office:value-type="string">
                          <text:p text:style-name="P15">動詞表</text:p>
                          <text:p text:style-name="P13">(<text:span text:style-name="T1">動詞表的編碼參照</text:span>) </text:p>
                        </table:table-cell>
                      </table:table-row>
                    </table:table>
                    <text:p text:style-name="P17"/>
                  </table:table-cell>
                </table:table-row>
              </table:table-header-rows>
            </table:table>
            <text:p text:style-name="P4"/>
          </table:table-cell>
        </table:table-row>
        <table:table-row>
          <table:table-cell table:style-name="Table1.A4" office:value-type="string">
            <text:p text:style-name="P6"><text:span text:style-name="T2">&lt;</text:span>gramGrp <text:span text:style-name="T2">&gt;</text:span></text:p>
            <text:p text:style-name="P4">(grammatical information group) </text:p>
            <text:p text:style-name="P4">groups morpho-syntactic information about a lexical item, e.g. pos, gen, number, case, or iType (inflectional class). </text:p>
          </table:table-cell>
          <table:table-cell table:style-name="Table1.B4" office:value-type="string">
            <text:p text:style-name="P6"><text:span text:style-name="T2">&lt;</text:span><text:span text:style-name="T3">文法資訊群</text:span><text:span text:style-name="T2">&gt;</text:span></text:p>
            <text:p text:style-name="P4">(<text:span text:style-name="T1">文法資訊群</text:span>) </text:p>
            <text:p text:style-name="P7">匯集文字的型態及句法資訊，例如：詞性、性別、單複數、格、或屈折變化種類。</text:p>
          </table:table-cell>
        </table:table-row>
        <table:table-row>
          <table:table-cell table:style-name="Table1.A4" office:value-type="string">
            <text:p text:style-name="P4">&lt;pos&gt;</text:p>
            <text:p text:style-name="P4">(part of speech) </text:p>
            <text:p text:style-name="P4">indicates the part of speech assigned to a dictionary headword (noun, verb, adjective, etc.) </text:p>
          </table:table-cell>
          <table:table-cell table:style-name="Table1.B4" office:value-type="string">
            <text:p text:style-name="P4">&lt;<text:span text:style-name="T1">詞性</text:span>&gt;</text:p>
            <text:p text:style-name="P4">(<text:span text:style-name="T1">詞性</text:span>) </text:p>
            <text:p text:style-name="P4"><text:span text:style-name="T1">指明詞目的詞性</text:span>(<text:span text:style-name="T1">名詞、動詞、形容詞等</text:span>) </text:p>
          </table:table-cell>
        </table:table-row>
        <table:table-row>
          <table:table-cell table:style-name="Table1.A4" office:value-type="string">
            <text:p text:style-name="P4">&lt;subc&gt;</text:p>
            <text:p text:style-name="P4">(subcategorization) </text:p>
            <text:p text:style-name="P4">contains subcategorization information (transitive/intransitive, countable/non-countable, etc.) </text:p>
          </table:table-cell>
          <table:table-cell table:style-name="Table1.B4" office:value-type="string">
            <text:p text:style-name="P4">&lt;<text:span text:style-name="T1">次要分類</text:span>&gt;</text:p>
            <text:p text:style-name="P4">(<text:span text:style-name="T1">次要分類</text:span>) </text:p>
            <text:p text:style-name="P4"><text:span text:style-name="T1">包含次要分類資訊</text:span> (<text:span text:style-name="T1">及物/不及物、可數/不可數等</text:span>) </text:p>
          </table:table-cell>
        </table:table-row>
        <table:table-row>
          <table:table-cell table:style-name="Table1.A4" office:value-type="string">
            <text:p text:style-name="P4">&lt;colloc&gt;</text:p>
            <text:p text:style-name="P4">(collocate) </text:p>
            <text:p text:style-name="P4">contains a collocate of the headword. </text:p>
            <text:p text:style-name="P8">attributes=</text:p>
            <table:table table:name="Table16" table:style-name="Table16">
              <table:table-column table:style-name="Table16.A"/>
              <table:table-header-rows>
                <table:table-row>
                  <table:table-cell table:style-name="Table16.A1" office:value-type="string">
                    <text:p text:style-name="P17">type</text:p>
                    <text:p text:style-name="P17">-classifies the collocation, using any convenient typology. </text:p>
                    <text:p text:style-name="P18">value description=</text:p>
                    <table:table table:name="Table17" table:style-name="Table17">
                      <table:table-column table:style-name="Table17.A"/>
                      <table:table-header-rows>
                        <table:table-row>
                          <table:table-cell table:style-name="Table17.A1" office:value-type="string">
                            <text:p text:style-name="P17">any string of XML name characters, e.g. preposition. </text:p>
                          </table:table-cell>
                        </table:table-row>
                      </table:table-header-rows>
                    </table:table>
                    <text:p text:style-name="P17"/>
                  </table:table-cell>
                </table:table-row>
              </table:table-header-rows>
            </table:table>
            <text:p text:style-name="P4"/>
          </table:table-cell>
          <table:table-cell table:style-name="Table1.B4" office:value-type="string">
            <text:p text:style-name="P4">&lt;<text:span text:style-name="T1">組合字</text:span>&gt;</text:p>
            <text:p text:style-name="P4">(<text:span text:style-name="T1">組合字</text:span>) </text:p>
            <text:p text:style-name="P7">包含詞目的組合字。</text:p>
            <text:p text:style-name="P8">屬性=</text:p>
            <table:table table:name="Table44" table:style-name="Table44">
              <table:table-column table:style-name="Table44.A"/>
              <table:table-header-rows>
                <table:table-row>
                  <table:table-cell table:style-name="Table44.A1" office:value-type="string">
                    <text:p text:style-name="P20">類型</text:p>
                    <text:p text:style-name="P17">-<text:span text:style-name="T1">將組合字分類。</text:span></text:p>
                    <text:p text:style-name="P18">value description=</text:p>
                    <table:table table:name="Table45" table:style-name="Table45">
                      <table:table-column table:style-name="Table45.A"/>
                      <table:table-header-rows>
                        <table:table-row>
                          <table:table-cell table:style-name="Table45.A1" office:value-type="string">
                            <text:p text:style-name="P9"><text:span text:style-name="T1">任何XML名稱符號的字串，例如：介係詞。</text:span> </text:p>
                          </table:table-cell>
                        </table:table-row>
                      </table:table-header-rows>
                    </table:table>
                    <text:p text:style-name="P17"/>
                  </table:table-cell>
                </table:table-row>
              </table:table-header-rows>
            </table:table>
            <text:p text:style-name="P4"/>
          </table:table-cell>
        </table:table-row>
        <table:table-row>
          <table:table-cell table:style-name="Table1.A4" office:value-type="string">
            <text:p text:style-name="P4">&lt;def&gt;</text:p>
            <text:p text:style-name="P4">(definition) </text:p>
            <text:p text:style-name="P4">contains definition text in a dictionary entry. </text:p>
          </table:table-cell>
          <table:table-cell table:style-name="Table1.B4" office:value-type="string">
            <text:p text:style-name="P4">&lt;<text:span text:style-name="T1">定義</text:span>&gt;</text:p>
            <text:p text:style-name="P4">(<text:span text:style-name="T1">定義</text:span>) </text:p>
            <text:p text:style-name="P4"><text:span text:style-name="T1">包含詞條中的定義文。</text:span> </text:p>
          </table:table-cell>
        </table:table-row>
        <table:table-row>
          <table:table-cell table:style-name="Table1.A4" office:value-type="string">
            <text:p text:style-name="P4">&lt;tr&gt;</text:p>
            <text:p text:style-name="P4">(translation equivalent) </text:p>
            <text:p text:style-name="P4">contains a translation of the headword or an example. </text:p>
          </table:table-cell>
          <table:table-cell table:style-name="Table1.B4" office:value-type="string">
            <text:p text:style-name="P4">&lt;<text:span text:style-name="T1">翻譯</text:span>&gt;</text:p>
            <text:p text:style-name="P4">(<text:span text:style-name="T1">翻譯</text:span>) </text:p>
            <text:p text:style-name="P4"><text:span text:style-name="T1">包含詞目或範例的翻譯。</text:span> </text:p>
          </table:table-cell>
        </table:table-row>
        <table:table-row>
          <table:table-cell table:style-name="Table1.A4" office:value-type="string">
            <text:p text:style-name="P4">&lt;trans&gt;</text:p>
            <text:p text:style-name="P4">(translation information) </text:p>
            <text:p text:style-name="P4">contains translation text and related information (within an entry in a multilingual dictionary). </text:p>
          </table:table-cell>
          <table:table-cell table:style-name="Table1.B4" office:value-type="string">
            <text:p text:style-name="P4">&lt;<text:span text:style-name="T1">翻譯資訊</text:span>&gt;</text:p>
            <text:p text:style-name="P4">(<text:span text:style-name="T1">翻譯資訊</text:span>) </text:p>
            <text:p text:style-name="P4"><text:span text:style-name="T1">包含翻譯文字以及相關資訊</text:span>(<text:span text:style-name="T1">在多語字典的辭條中</text:span>). </text:p>
          </table:table-cell>
        </table:table-row>
        <table:table-row>
          <table:table-cell table:style-name="Table1.A4" office:value-type="string">
            <text:p text:style-name="P4">&lt;etym&gt;</text:p>
            <text:p text:style-name="P4">(etymology) </text:p>
            <text:p text:style-name="P4">encloses the etymological information in a dictionary entry. </text:p>
          </table:table-cell>
          <table:table-cell table:style-name="Table1.B4" office:value-type="string">
            <text:p text:style-name="P4">&lt;<text:span text:style-name="T1">詞源</text:span>&gt;</text:p>
            <text:p text:style-name="P4">(<text:span text:style-name="T1">詞源</text:span>) </text:p>
            <text:p text:style-name="P7">包含詞源學資訊。</text:p>
          </table:table-cell>
        </table:table-row>
        <table:table-row>
          <table:table-cell table:style-name="Table1.A4" office:value-type="string">
            <text:p text:style-name="P4">&lt;lang&gt;</text:p>
            <text:p text:style-name="P4">(language name) </text:p>
            <text:p text:style-name="P4">name of a language mentioned in etymological or other linguistic discussion. </text:p>
          </table:table-cell>
          <table:table-cell table:style-name="Table1.B4" office:value-type="string">
            <text:p text:style-name="P4">&lt;<text:span text:style-name="T1">語言</text:span>&gt;</text:p>
            <text:p text:style-name="P4">(<text:span text:style-name="T1">語言名稱</text:span>) </text:p>
            <text:p text:style-name="P7">在詞源學或其他語言學相關訊息中所提到的語言。</text:p>
          </table:table-cell>
        </table:table-row>
        <table:table-row>
          <table:table-cell table:style-name="Table1.A4" office:value-type="string">
            <text:p text:style-name="P4">&lt;dicteg&gt;</text:p>
            <text:p text:style-name="P4">(example (exempli gratia)) (in a dictionary) </text:p>
            <text:p text:style-name="P4">contains an example text containing at least one occurrence of the word form, used in the sense being described; examples may be quoted from (named) authors or contrived. </text:p>
          </table:table-cell>
          <table:table-cell table:style-name="Table1.B4" office:value-type="string">
            <text:p text:style-name="P4">&lt;<text:span text:style-name="T1">範例</text:span>&gt;</text:p>
            <text:p text:style-name="P7">(字典中的範例)</text:p>
            <text:p text:style-name="P7">範例文字中至少出現一次被解釋的單字形式；也許為引用範例或是設計範例。</text:p>
          </table:table-cell>
        </table:table-row>
        <table:table-row>
          <table:table-cell table:style-name="Table1.A4" office:value-type="string">
            <text:p text:style-name="P4">&lt;usg&gt;</text:p>
            <text:p text:style-name="P4">(usage) </text:p>
            <text:p text:style-name="P4">contains usage information in a dictionary entry. </text:p>
            <text:p text:style-name="P8">attributes=</text:p>
            <table:table table:name="Table18" table:style-name="Table18">
              <table:table-column table:style-name="Table18.A"/>
              <table:table-header-rows>
                <table:table-row>
                  <table:table-cell table:style-name="Table18.A1" office:value-type="string">
                    <text:p text:style-name="P17">type</text:p>
                    <text:p text:style-name="P17">-classifies the usage information using any convenient typology. </text:p>
                    <text:p text:style-name="P18">values=</text:p>
                    <table:table table:name="Table19" table:style-name="Table19">
                      <table:table-column table:style-name="Table19.A"/>
                      <table:table-header-rows>
                        <table:table-row>
                          <table:table-cell table:style-name="Table19.A1" office:value-type="string">
                            <text:p text:style-name="P13">geo</text:p>
                            <text:p text:style-name="P13">(geographic area) </text:p>
                          </table:table-cell>
                        </table:table-row>
                      </table:table-header-rows>
                      <table:table-row>
                        <table:table-cell table:style-name="Table19.A2" office:value-type="string">
                          <text:p text:style-name="P13">time</text:p>
                          <text:p text:style-name="P13">(temporal, historical era (archaic, old, etc.)) </text:p>
                        </table:table-cell>
                      </table:table-row>
                      <table:table-row>
                        <table:table-cell table:style-name="Table19.A2" office:value-type="string">
                          <text:p text:style-name="P13">dom</text:p>
                          <text:p text:style-name="P13">(domain) </text:p>
                        </table:table-cell>
                      </table:table-row>
                      <table:table-row>
                        <table:table-cell table:style-name="Table19.A2" office:value-type="string">
                          <text:p text:style-name="P13">reg</text:p>
                          <text:p text:style-name="P13">(register) </text:p>
                        </table:table-cell>
                      </table:table-row>
                      <table:table-row>
                        <table:table-cell table:style-name="Table19.A2" office:value-type="string">
                          <text:p text:style-name="P13">style</text:p>
                          <text:p text:style-name="P13">(style (figurative, literal, etc.)) </text:p>
                        </table:table-cell>
                      </table:table-row>
                      <table:table-row>
                        <table:table-cell table:style-name="Table19.A2" office:value-type="string">
                          <text:p text:style-name="P13">plev</text:p>
                          <text:p text:style-name="P13">(preference level (chiefly, usually, etc.)) </text:p>
                        </table:table-cell>
                      </table:table-row>
                      <table:table-row>
                        <table:table-cell table:style-name="Table19.A2" office:value-type="string">
                          <text:p text:style-name="P13">lang</text:p>
                          <text:p text:style-name="P13">(lang (language for foreign words, spellings pronunciations, etc.)) </text:p>
                        </table:table-cell>
                      </table:table-row>
                      <table:table-row>
                        <table:table-cell table:style-name="Table19.A2" office:value-type="string">
                          <text:p text:style-name="P13">gram</text:p>
                          <text:p text:style-name="P13">(grammatical usage) </text:p>
                        </table:table-cell>
                      </table:table-row>
                      <table:table-row>
                        <table:table-cell table:style-name="Table19.A2" office:value-type="string">
                          <text:p text:style-name="P13">syn</text:p>
                          <text:p text:style-name="P13">(synonym given to show use) </text:p>
                        </table:table-cell>
                      </table:table-row>
                      <table:table-row>
                        <table:table-cell table:style-name="Table19.A2" office:value-type="string">
                          <text:p text:style-name="P13">hyper</text:p>
                          <text:p text:style-name="P13">(hypernym given to show usage) </text:p>
                        </table:table-cell>
                      </table:table-row>
                      <table:table-row>
                        <table:table-cell table:style-name="Table19.A2" office:value-type="string">
                          <text:p text:style-name="P13">colloc</text:p>
                          <text:p text:style-name="P13">(collocation given to show usage) </text:p>
                        </table:table-cell>
                      </table:table-row>
                      <table:table-row>
                        <table:table-cell table:style-name="Table19.A2" office:value-type="string">
                          <text:p text:style-name="P13">comp</text:p>
                          <text:p text:style-name="P13">(typical complement) </text:p>
                        </table:table-cell>
                      </table:table-row>
                      <table:table-row>
                        <table:table-cell table:style-name="Table19.A2" office:value-type="string">
                          <text:p text:style-name="P13">obj</text:p>
                          <text:p text:style-name="P13">(typical object) </text:p>
                        </table:table-cell>
                      </table:table-row>
                      <table:table-row>
                        <table:table-cell table:style-name="Table19.A2" office:value-type="string">
                          <text:p text:style-name="P13">subj</text:p>
                          <text:p text:style-name="P13">(typical subject) </text:p>
                        </table:table-cell>
                      </table:table-row>
                      <table:table-row>
                        <table:table-cell table:style-name="Table19.A2" office:value-type="string">
                          <text:p text:style-name="P13">verb</text:p>
                          <text:p text:style-name="P13">(typical verb) <text:s/></text:p>
                        </table:table-cell>
                      </table:table-row>
                      <table:table-row>
                        <table:table-cell table:style-name="Table19.A2" office:value-type="string">
                          <text:p text:style-name="P13">hint</text:p>
                          <text:p text:style-name="P13">(unclassifiable piece of information to guide sense choice)</text:p>
                        </table:table-cell>
                      </table:table-row>
                    </table:table>
                    <text:p text:style-name="P17"/>
                    <text:p text:style-name="P17"/>
                  </table:table-cell>
                </table:table-row>
              </table:table-header-rows>
            </table:table>
            <text:p text:style-name="P4"/>
          </table:table-cell>
          <table:table-cell table:style-name="Table1.B4" office:value-type="string">
            <text:p text:style-name="P4">&lt;<text:span text:style-name="T1">使用資訊</text:span>&gt;</text:p>
            <text:p text:style-name="P4">(字詞<text:span text:style-name="T1">使用資訊</text:span>) </text:p>
            <text:p text:style-name="P7">包含字詞的使用資訊。</text:p>
            <text:p text:style-name="P8">屬性=</text:p>
            <table:table table:name="Table46" table:style-name="Table46">
              <table:table-column table:style-name="Table46.A"/>
              <table:table-header-rows>
                <table:table-row>
                  <table:table-cell table:style-name="Table46.A1" office:value-type="string">
                    <text:p text:style-name="P20">類型</text:p>
                    <text:p text:style-name="P17">-將<text:span text:style-name="T1">不同的使用資訊分類。</text:span></text:p>
                    <text:p text:style-name="P20"/>
                    <text:p text:style-name="P18">屬性值=</text:p>
                    <table:table table:name="Table47" table:style-name="Table47">
                      <table:table-column table:style-name="Table47.A"/>
                      <table:table-header-rows>
                        <table:table-row>
                          <table:table-cell table:style-name="Table47.A1" office:value-type="string">
                            <text:p text:style-name="P13">geo</text:p>
                            <text:p text:style-name="P13">(<text:span text:style-name="T1">地理範圍</text:span>) </text:p>
                          </table:table-cell>
                        </table:table-row>
                      </table:table-header-rows>
                      <table:table-row>
                        <table:table-cell table:style-name="Table47.A2" office:value-type="string">
                          <text:p text:style-name="P13">time</text:p>
                          <text:p text:style-name="P13">(<text:span text:style-name="T1">不同時期、歷史年代</text:span> (<text:span text:style-name="T1">古體、老式等。</text:span>)) </text:p>
                        </table:table-cell>
                      </table:table-row>
                      <table:table-row>
                        <table:table-cell table:style-name="Table47.A2" office:value-type="string">
                          <text:p text:style-name="P13">dom</text:p>
                          <text:p text:style-name="P13">(<text:span text:style-name="T1">地域</text:span>) </text:p>
                        </table:table-cell>
                      </table:table-row>
                      <table:table-row>
                        <table:table-cell table:style-name="Table47.A2" office:value-type="string">
                          <text:p text:style-name="P13">reg</text:p>
                          <text:p text:style-name="P13">(<text:span text:style-name="T1">語域</text:span>) </text:p>
                        </table:table-cell>
                      </table:table-row>
                      <table:table-row>
                        <table:table-cell table:style-name="Table47.A2" office:value-type="string">
                          <text:p text:style-name="P13">style</text:p>
                          <text:p text:style-name="P13">(語<text:span text:style-name="T1">體</text:span> (<text:span text:style-name="T1">象徵性、字面原義等</text:span>)) </text:p>
                        </table:table-cell>
                      </table:table-row>
                      <table:table-row>
                        <table:table-cell table:style-name="Table47.A2" office:value-type="string">
                          <text:p text:style-name="P13">plev</text:p>
                          <text:p text:style-name="P13">(<text:span text:style-name="T1">優先程度</text:span> (<text:span text:style-name="T1">主要、慣用等</text:span>)) </text:p>
                        </table:table-cell>
                      </table:table-row>
                      <table:table-row>
                        <table:table-cell table:style-name="Table47.A2" office:value-type="string">
                          <text:p text:style-name="P13">lang</text:p>
                          <text:p text:style-name="P13">(<text:span text:style-name="T1">語言</text:span> (<text:span text:style-name="T1">外來文字、拼音、發音等的語言</text:span>)) </text:p>
                        </table:table-cell>
                      </table:table-row>
                      <table:table-row>
                        <table:table-cell table:style-name="Table47.A2" office:value-type="string">
                          <text:p text:style-name="P13">gram</text:p>
                          <text:p text:style-name="P13">(<text:span text:style-name="T1">文法上的使用</text:span>) </text:p>
                        </table:table-cell>
                      </table:table-row>
                      <table:table-row>
                        <table:table-cell table:style-name="Table47.A2" office:value-type="string">
                          <text:p text:style-name="P13">syn</text:p>
                          <text:p text:style-name="P13">(<text:span text:style-name="T1">同義詞</text:span>) </text:p>
                        </table:table-cell>
                      </table:table-row>
                      <table:table-row>
                        <table:table-cell table:style-name="Table47.A2" office:value-type="string">
                          <text:p text:style-name="P13">hyper</text:p>
                          <text:p text:style-name="P13">(<text:span text:style-name="T1">上層文字</text:span>) </text:p>
                        </table:table-cell>
                      </table:table-row>
                      <table:table-row>
                        <table:table-cell table:style-name="Table47.A2" office:value-type="string">
                          <text:p text:style-name="P13">colloc</text:p>
                          <text:p text:style-name="P13">(<text:span text:style-name="T1">組合字</text:span>) </text:p>
                        </table:table-cell>
                      </table:table-row>
                      <table:table-row>
                        <table:table-cell table:style-name="Table47.A2" office:value-type="string">
                          <text:p text:style-name="P13">comp</text:p>
                          <text:p text:style-name="P13">(典型<text:span text:style-name="T1">補語</text:span>) </text:p>
                        </table:table-cell>
                      </table:table-row>
                      <table:table-row>
                        <table:table-cell table:style-name="Table47.A2" office:value-type="string">
                          <text:p text:style-name="P13">obj</text:p>
                          <text:p text:style-name="P13">(<text:span text:style-name="T1">典型受詞</text:span>) </text:p>
                        </table:table-cell>
                      </table:table-row>
                      <table:table-row>
                        <table:table-cell table:style-name="Table47.A2" office:value-type="string">
                          <text:p text:style-name="P13">subj</text:p>
                          <text:p text:style-name="P13">(<text:span text:style-name="T1">典型主詞</text:span>) </text:p>
                        </table:table-cell>
                      </table:table-row>
                      <table:table-row>
                        <table:table-cell table:style-name="Table47.A2" office:value-type="string">
                          <text:p text:style-name="P13">verb</text:p>
                          <text:p text:style-name="P13">(<text:span text:style-name="T1">典型動詞</text:span>) <text:s/></text:p>
                        </table:table-cell>
                      </table:table-row>
                      <table:table-row>
                        <table:table-cell table:style-name="Table47.A2" office:value-type="string">
                          <text:p text:style-name="P13">hint</text:p>
                          <text:p text:style-name="P13">(<text:span text:style-name="T1">無法分類的釋義資訊</text:span>)</text:p>
                        </table:table-cell>
                      </table:table-row>
                    </table:table>
                    <text:p text:style-name="P17"/>
                    <text:p text:style-name="P17"/>
                  </table:table-cell>
                </table:table-row>
              </table:table-header-rows>
            </table:table>
            <text:p text:style-name="P4"/>
          </table:table-cell>
        </table:table-row>
        <table:table-row>
          <table:table-cell table:style-name="Table1.A4" office:value-type="string">
            <text:p text:style-name="P4">&lt;lbl&gt;</text:p>
            <text:p text:style-name="P4">(label) </text:p>
            <text:p text:style-name="P4">in dictionaries, contains a label for a form, example, translation, or other piece of information, e.g. abbreviation for, contraction of, literally, approximately, synonyms:, etc. </text:p>
            <text:p text:style-name="P8">attributes=</text:p>
            <table:table table:name="Table20" table:style-name="Table20">
              <table:table-column table:style-name="Table20.A"/>
              <table:table-header-rows>
                <table:table-row>
                  <table:table-cell table:style-name="Table20.A1" office:value-type="string">
                    <text:p text:style-name="P17">type</text:p>
                    <text:p text:style-name="P17">-classifies the label using any convenient typology. </text:p>
                    <text:p text:style-name="P18">value description=</text:p>
                    <table:table table:name="Table21" table:style-name="Table21">
                      <table:table-column table:style-name="Table21.A"/>
                      <table:table-header-rows>
                        <table:table-row>
                          <table:table-cell table:style-name="Table21.A1" office:value-type="string">
                            <text:p text:style-name="P17">any string of characters, such as usage, sense restriction, etc. </text:p>
                          </table:table-cell>
                        </table:table-row>
                      </table:table-header-rows>
                    </table:table>
                    <text:p text:style-name="P17"/>
                  </table:table-cell>
                </table:table-row>
              </table:table-header-rows>
            </table:table>
            <text:p text:style-name="P4"/>
          </table:table-cell>
          <table:table-cell table:style-name="Table1.B4" office:value-type="string">
            <text:p text:style-name="P4">&lt;<text:span text:style-name="T1">標籤</text:span>&gt;</text:p>
            <text:p text:style-name="P4">(<text:span text:style-name="T1">標籤</text:span>) </text:p>
            <text:p text:style-name="P7">包含字詞形式、範例、翻譯、或其他資訊的標籤，例如：縮寫、省略、字面、約略、同義等。</text:p>
            <text:p text:style-name="P7"/>
            <text:p text:style-name="P7"/>
            <text:p text:style-name="P8">屬性=</text:p>
            <table:table table:name="Table48" table:style-name="Table48">
              <table:table-column table:style-name="Table48.A"/>
              <table:table-header-rows>
                <table:table-row>
                  <table:table-cell table:style-name="Table48.A1" office:value-type="string">
                    <text:p text:style-name="P20">類型</text:p>
                    <text:p text:style-name="P17">-<text:span text:style-name="T1">將標籤分類。</text:span> </text:p>
                    <text:p text:style-name="P18"><text:span text:style-name="T1">屬性值描述</text:span>=</text:p>
                    <table:table table:name="Table49" table:style-name="Table49">
                      <table:table-column table:style-name="Table49.A"/>
                      <table:table-header-rows>
                        <table:table-row>
                          <table:table-cell table:style-name="Table49.A1" office:value-type="string">
                            <text:p text:style-name="P20">任何文字描述，像是使用說明、意義限制等。</text:p>
                          </table:table-cell>
                        </table:table-row>
                      </table:table-header-rows>
                    </table:table>
                    <text:p text:style-name="P17"/>
                  </table:table-cell>
                </table:table-row>
              </table:table-header-rows>
            </table:table>
            <text:p text:style-name="P4"/>
          </table:table-cell>
        </table:table-row>
        <table:table-row>
          <table:table-cell table:style-name="Table1.A4" office:value-type="string">
            <text:p text:style-name="P4">&lt;xr&gt;</text:p>
            <text:p text:style-name="P4">(cross-reference phrase) </text:p>
            <text:p text:style-name="P4">contains a phrase, sentence, or icon referring the reader to some other location in this or another text. </text:p>
            <text:p text:style-name="P8">attributes=</text:p>
            <table:table table:name="Table22" table:style-name="Table22">
              <table:table-column table:style-name="Table22.A"/>
              <table:table-header-rows>
                <table:table-row>
                  <table:table-cell table:style-name="Table22.A1" office:value-type="string">
                    <text:p text:style-name="P17">type</text:p>
                    <text:p text:style-name="P17">-indicates the type of cross reference, using any convenient typology. </text:p>
                    <text:p text:style-name="P18">values=</text:p>
                    <table:table table:name="Table23" table:style-name="Table23">
                      <table:table-column table:style-name="Table23.A"/>
                      <table:table-header-rows>
                        <table:table-row>
                          <table:table-cell table:style-name="Table23.A1" office:value-type="string">
                            <text:p text:style-name="P17">syn</text:p>
                            <text:p text:style-name="P17">(cross reference for synonym information) </text:p>
                          </table:table-cell>
                        </table:table-row>
                      </table:table-header-rows>
                      <table:table-row>
                        <table:table-cell table:style-name="Table23.A2" office:value-type="string">
                          <text:p text:style-name="P17">etym</text:p>
                          <text:p text:style-name="P17">(etymological information) </text:p>
                        </table:table-cell>
                      </table:table-row>
                      <table:table-row>
                        <table:table-cell table:style-name="Table23.A2" office:value-type="string">
                          <text:p text:style-name="P17">cf</text:p>
                          <text:p text:style-name="P17">(related or similar term) </text:p>
                        </table:table-cell>
                      </table:table-row>
                      <table:table-row>
                        <table:table-cell table:style-name="Table23.A2" office:value-type="string">
                          <text:p text:style-name="P17">illus</text:p>
                          <text:p text:style-name="P17">(illustration of an object) </text:p>
                        </table:table-cell>
                      </table:table-row>
                    </table:table>
                    <text:p text:style-name="P17"/>
                  </table:table-cell>
                </table:table-row>
              </table:table-header-rows>
            </table:table>
            <text:p text:style-name="P4"/>
          </table:table-cell>
          <table:table-cell table:style-name="Table1.B4" office:value-type="string">
            <text:p text:style-name="P4">&lt;<text:span text:style-name="T1">交互參照</text:span>&gt;</text:p>
            <text:p text:style-name="P4">(<text:span text:style-name="T1">交互參照</text:span>) </text:p>
            <text:p text:style-name="P7">包含ㄧ字詞、句子、或圖象，用以參照到相同文本或不同文本中的其他位置。</text:p>
            <text:p text:style-name="P8">屬性=</text:p>
            <table:table table:name="Table50" table:style-name="Table50">
              <table:table-column table:style-name="Table50.A"/>
              <table:table-header-rows>
                <table:table-row>
                  <table:table-cell table:style-name="Table50.A1" office:value-type="string">
                    <text:p text:style-name="P20">類型</text:p>
                    <text:p text:style-name="P17">-<text:span text:style-name="T1">指出</text:span><text:span text:style-name="T3">交互參照的種類。</text:span></text:p>
                    <text:p text:style-name="P18">屬性值=</text:p>
                    <table:table table:name="Table51" table:style-name="Table51">
                      <table:table-column table:style-name="Table51.A"/>
                      <table:table-header-rows>
                        <table:table-row>
                          <table:table-cell table:style-name="Table51.A1" office:value-type="string">
                            <text:p text:style-name="P20">同義</text:p>
                            <text:p text:style-name="P17">(<text:span text:style-name="T1">同義詞資訊的交互參照</text:span>) </text:p>
                          </table:table-cell>
                        </table:table-row>
                      </table:table-header-rows>
                      <table:table-row>
                        <table:table-cell table:style-name="Table51.A2" office:value-type="string">
                          <text:p text:style-name="P20">詞源</text:p>
                          <text:p text:style-name="P17">(詞源<text:span text:style-name="T1">資訊</text:span>) </text:p>
                        </table:table-cell>
                      </table:table-row>
                      <table:table-row>
                        <table:table-cell table:style-name="Table51.A2" office:value-type="string">
                          <text:p text:style-name="P20">相關</text:p>
                          <text:p text:style-name="P17">(<text:span text:style-name="T1">相關或相似的字詞</text:span>) </text:p>
                        </table:table-cell>
                      </table:table-row>
                      <table:table-row>
                        <table:table-cell table:style-name="Table51.A2" office:value-type="string">
                          <text:p text:style-name="P20">圖像</text:p>
                          <text:p text:style-name="P17">(<text:span text:style-name="T1">物體圖像</text:span>) </text:p>
                        </table:table-cell>
                      </table:table-row>
                    </table:table>
                    <text:p text:style-name="P17"/>
                  </table:table-cell>
                </table:table-row>
              </table:table-header-rows>
            </table:table>
            <text:p text:style-name="P4"/>
          </table:table-cell>
        </table:table-row>
        <table:table-row>
          <table:table-cell table:style-name="Table1.A4" office:value-type="string">
            <text:p text:style-name="P4">&lt;re&gt;</text:p>
            <text:p text:style-name="P4">(related entry) </text:p>
            <text:p text:style-name="P4">contains a dictionary entry for a lexical item related to the headword, such as a compound phrase or derived form, embedded inside a larger entry. </text:p>
            <text:p text:style-name="P8">attributes=</text:p>
            <table:table table:name="Table24" table:style-name="Table24">
              <table:table-column table:style-name="Table24.A"/>
              <table:table-header-rows>
                <table:table-row>
                  <table:table-cell table:style-name="Table24.A1" office:value-type="string">
                    <text:p text:style-name="P17">type</text:p>
                    <text:p text:style-name="P17">-classifies the related entry according to any convenient typology. </text:p>
                    <text:p text:style-name="P18">value description=</text:p>
                    <table:table table:name="Table25" table:style-name="Table25">
                      <table:table-column table:style-name="Table25.A"/>
                      <table:table-header-rows>
                        <table:table-row>
                          <table:table-cell table:style-name="Table25.A1" office:value-type="string">
                            <text:p text:style-name="P17">any string of XML name characters </text:p>
                          </table:table-cell>
                        </table:table-row>
                      </table:table-header-rows>
                    </table:table>
                    <text:p text:style-name="P17"/>
                  </table:table-cell>
                </table:table-row>
              </table:table-header-rows>
            </table:table>
            <text:p text:style-name="P4"/>
          </table:table-cell>
          <table:table-cell table:style-name="Table1.B4" office:value-type="string">
            <text:p text:style-name="P4">&lt;<text:span text:style-name="T1">相關辭條</text:span>&gt;</text:p>
            <text:p text:style-name="P4">(<text:span text:style-name="T1">相關辭條</text:span>) </text:p>
            <text:p text:style-name="P4"><text:span text:style-name="T1">和詞目相關聯的字典辭條，像是包括在ㄧ個更大辭條中的複合片語或衍生字。 </text:span><text:s/></text:p>
            <text:p text:style-name="P4"/>
            <text:p text:style-name="P8">屬性=</text:p>
            <table:table table:name="Table52" table:style-name="Table52">
              <table:table-column table:style-name="Table52.A"/>
              <table:table-header-rows>
                <table:table-row>
                  <table:table-cell table:style-name="Table52.A1" office:value-type="string">
                    <text:p text:style-name="P20">類型</text:p>
                    <text:p text:style-name="P17">-<text:span text:style-name="T1">將相關聯的辭條分類</text:span></text:p>
                    <text:p text:style-name="P20"/>
                    <text:p text:style-name="P18"><text:span text:style-name="T1">屬性值描述</text:span>=</text:p>
                    <table:table table:name="Table53" table:style-name="Table53">
                      <table:table-column table:style-name="Table53.A"/>
                      <table:table-header-rows>
                        <table:table-row>
                          <table:table-cell table:style-name="Table53.A1" office:value-type="string">
                            <text:p text:style-name="P11">任何XML名稱符號的字串</text:p>
                          </table:table-cell>
                        </table:table-row>
                      </table:table-header-rows>
                    </table:table>
                    <text:p text:style-name="P17"/>
                  </table:table-cell>
                </table:table-row>
              </table:table-header-rows>
            </table:table>
            <text:p text:style-name="P4"/>
          </table:table-cell>
        </table:table-row>
        <table:table-row>
          <table:table-cell table:style-name="Table1.A4" office:value-type="string">
            <text:p text:style-name="P4">&lt;oRef&gt;</text:p>
            <text:p text:style-name="P4">(orthographic-form reference) </text:p>
            <text:p text:style-name="P4">in a dictionary example, indicates a reference to the orthographic form(s) of the headword. </text:p>
            <text:p text:style-name="P8">attributes=</text:p>
            <table:table table:name="Table26" table:style-name="Table26">
              <table:table-column table:style-name="Table26.A"/>
              <table:table-header-rows>
                <table:table-row>
                  <table:table-cell table:style-name="Table26.A1" office:value-type="string">
                    <text:p text:style-name="P17">type</text:p>
                    <text:p text:style-name="P17">-indicates the kind of typographic modification made to the headword in the reference. </text:p>
                    <text:p text:style-name="P18">values=</text:p>
                    <table:table table:name="Table27" table:style-name="Table27">
                      <table:table-column table:style-name="Table27.A"/>
                      <table:table-header-rows>
                        <table:table-row>
                          <table:table-cell table:style-name="Table27.A1" office:value-type="string">
                            <text:p text:style-name="P17">cap</text:p>
                            <text:p text:style-name="P17">(indicates first letter is given as capital) </text:p>
                          </table:table-cell>
                        </table:table-row>
                      </table:table-header-rows>
                      <table:table-row>
                        <table:table-cell table:style-name="Table27.A2" office:value-type="string">
                          <text:p text:style-name="P17">nohyph</text:p>
                          <text:p text:style-name="P17">(indicates that the headword, though a prefix or suffix, loses its hyphen) </text:p>
                        </table:table-cell>
                      </table:table-row>
                    </table:table>
                    <text:p text:style-name="P17"/>
                  </table:table-cell>
                </table:table-row>
              </table:table-header-rows>
            </table:table>
            <text:p text:style-name="P4"/>
          </table:table-cell>
          <table:table-cell table:style-name="Table1.B4" office:value-type="string">
            <text:p text:style-name="P4">&lt;<text:span text:style-name="T1">拼字參照</text:span>&gt;</text:p>
            <text:p text:style-name="P4">(<text:span text:style-name="T1">拼字參照</text:span>) </text:p>
            <text:p text:style-name="P7">在字典範例中，參照出詞目的拼字形式。</text:p>
            <text:p text:style-name="P7"/>
            <text:p text:style-name="P8">屬性=</text:p>
            <table:table table:name="Table54" table:style-name="Table54">
              <table:table-column table:style-name="Table54.A"/>
              <table:table-header-rows>
                <table:table-row>
                  <table:table-cell table:style-name="Table54.A1" office:value-type="string">
                    <text:p text:style-name="P20">類型</text:p>
                    <text:p text:style-name="P17">-<text:span text:style-name="T1">指出為參照出詞目所做的印刷上的修飾。</text:span></text:p>
                    <text:p text:style-name="P20"/>
                    <text:p text:style-name="P18">屬性值=</text:p>
                    <table:table table:name="Table55" table:style-name="Table55">
                      <table:table-column table:style-name="Table55.A"/>
                      <table:table-header-rows>
                        <table:table-row>
                          <table:table-cell table:style-name="Table55.A1" office:value-type="string">
                            <text:p text:style-name="P17">cap</text:p>
                            <text:p text:style-name="P17">(<text:span text:style-name="T1">首字母大寫</text:span>) </text:p>
                          </table:table-cell>
                        </table:table-row>
                      </table:table-header-rows>
                      <table:table-row>
                        <table:table-cell table:style-name="Table55.A2" office:value-type="string">
                          <text:p text:style-name="P17">nohyph</text:p>
                          <text:p text:style-name="P17">(詞目在<text:span text:style-name="T1">字根或字首的連字符號省略</text:span>) </text:p>
                        </table:table-cell>
                      </table:table-row>
                    </table:table>
                    <text:p text:style-name="P17"/>
                  </table:table-cell>
                </table:table-row>
              </table:table-header-rows>
            </table:table>
            <text:p text:style-name="P4"/>
          </table:table-cell>
        </table:table-row>
        <table:table-row>
          <table:table-cell table:style-name="Table1.A4" office:value-type="string">
            <text:p text:style-name="P4">&lt;oVar&gt;</text:p>
            <text:p text:style-name="P4">(orthographic-variant reference) </text:p>
            <text:p text:style-name="P4">in a dictionary example, indicates a reference to variant orthographic form(s) of the headword. </text:p>
            <text:p text:style-name="P8">attributes=</text:p>
            <table:table table:name="Table28" table:style-name="Table28">
              <table:table-column table:style-name="Table28.A"/>
              <table:table-header-rows>
                <table:table-row>
                  <table:table-cell table:style-name="Table28.A1" office:value-type="string">
                    <text:p text:style-name="P17">type</text:p>
                    <text:p text:style-name="P17">-indicates the kind of variant involved. </text:p>
                    <text:p text:style-name="P18">values=</text:p>
                    <table:table table:name="Table29" table:style-name="Table29">
                      <table:table-column table:style-name="Table29.A"/>
                      <table:table-header-rows>
                        <table:table-row>
                          <table:table-cell table:style-name="Table29.A1" office:value-type="string">
                            <text:p text:style-name="P17">pt</text:p>
                            <text:p text:style-name="P17">(past tense) </text:p>
                          </table:table-cell>
                        </table:table-row>
                      </table:table-header-rows>
                      <table:table-row>
                        <table:table-cell table:style-name="Table29.A2" office:value-type="string">
                          <text:p text:style-name="P17">pp</text:p>
                          <text:p text:style-name="P17">(past participle) </text:p>
                        </table:table-cell>
                      </table:table-row>
                      <table:table-row>
                        <table:table-cell table:style-name="Table29.A2" office:value-type="string">
                          <text:p text:style-name="P17">prp</text:p>
                          <text:p text:style-name="P17">(present participle) </text:p>
                        </table:table-cell>
                      </table:table-row>
                      <table:table-row>
                        <table:table-cell table:style-name="Table29.A2" office:value-type="string">
                          <text:p text:style-name="P17">f</text:p>
                          <text:p text:style-name="P17">(feminine) </text:p>
                        </table:table-cell>
                      </table:table-row>
                      <table:table-row>
                        <table:table-cell table:style-name="Table29.A2" office:value-type="string">
                          <text:p text:style-name="P17">pl</text:p>
                          <text:p text:style-name="P17">(plural) </text:p>
                        </table:table-cell>
                      </table:table-row>
                    </table:table>
                    <text:p text:style-name="P17"/>
                  </table:table-cell>
                </table:table-row>
              </table:table-header-rows>
            </table:table>
            <text:p text:style-name="P4"/>
          </table:table-cell>
          <table:table-cell table:style-name="Table1.B4" office:value-type="string">
            <text:p text:style-name="P4">&lt;<text:span text:style-name="T1">拼字變化參照</text:span>&gt;</text:p>
            <text:p text:style-name="P4">(<text:span text:style-name="T1">拼字變化參照</text:span>) </text:p>
            <text:p text:style-name="P7">在字典範例中，參照出詞目的拼字變化形式。</text:p>
            <text:p text:style-name="P7"/>
            <text:p text:style-name="P8">屬性=</text:p>
            <table:table table:name="Table56" table:style-name="Table56">
              <table:table-column table:style-name="Table56.A"/>
              <table:table-header-rows>
                <table:table-row>
                  <table:table-cell table:style-name="Table56.A1" office:value-type="string">
                    <text:p text:style-name="P20">類型</text:p>
                    <text:p text:style-name="P17">-<text:span text:style-name="T1">指出變化種類。</text:span> </text:p>
                    <text:p text:style-name="P18">屬性值=</text:p>
                    <table:table table:name="Table57" table:style-name="Table57">
                      <table:table-column table:style-name="Table57.A"/>
                      <table:table-header-rows>
                        <table:table-row>
                          <table:table-cell table:style-name="Table57.A1" office:value-type="string">
                            <text:p text:style-name="P17">pt</text:p>
                            <text:p text:style-name="P17">(<text:span text:style-name="T1">過去式</text:span>) </text:p>
                          </table:table-cell>
                        </table:table-row>
                      </table:table-header-rows>
                      <table:table-row>
                        <table:table-cell table:style-name="Table57.A2" office:value-type="string">
                          <text:p text:style-name="P17">pp</text:p>
                          <text:p text:style-name="P17">(<text:span text:style-name="T1">過去分詞</text:span>) </text:p>
                        </table:table-cell>
                      </table:table-row>
                      <table:table-row>
                        <table:table-cell table:style-name="Table57.A2" office:value-type="string">
                          <text:p text:style-name="P17">prp</text:p>
                          <text:p text:style-name="P17">(<text:span text:style-name="T1">現在分詞</text:span>) </text:p>
                        </table:table-cell>
                      </table:table-row>
                      <table:table-row>
                        <table:table-cell table:style-name="Table57.A2" office:value-type="string">
                          <text:p text:style-name="P17">f</text:p>
                          <text:p text:style-name="P17">(<text:span text:style-name="T1">陰性</text:span>) </text:p>
                        </table:table-cell>
                      </table:table-row>
                      <table:table-row>
                        <table:table-cell table:style-name="Table57.A2" office:value-type="string">
                          <text:p text:style-name="P17">pl</text:p>
                          <text:p text:style-name="P17">(<text:span text:style-name="T1">多數</text:span>) </text:p>
                        </table:table-cell>
                      </table:table-row>
                    </table:table>
                    <text:p text:style-name="P17"/>
                  </table:table-cell>
                </table:table-row>
              </table:table-header-rows>
            </table:table>
            <text:p text:style-name="P4"/>
          </table:table-cell>
        </table:table-row>
        <table:table-row>
          <table:table-cell table:style-name="Table1.A4" office:value-type="string">
            <text:p text:style-name="P4">&lt;pRef&gt;</text:p>
            <text:p text:style-name="P4">(pronunciation reference) </text:p>
            <text:p text:style-name="P4">in a dictionary example, indicates a reference to the pronunciation(s) of the headword. </text:p>
          </table:table-cell>
          <table:table-cell table:style-name="Table1.B4" office:value-type="string">
            <text:p text:style-name="P4">&lt;<text:span text:style-name="T1">發音參照</text:span>&gt;</text:p>
            <text:p text:style-name="P4">(<text:span text:style-name="T1">發音參照</text:span>) </text:p>
            <text:p text:style-name="P7">在字典範例中，參照出詞目的發音形式。</text:p>
          </table:table-cell>
        </table:table-row>
        <table:table-row>
          <table:table-cell table:style-name="Table1.A4" office:value-type="string">
            <text:p text:style-name="P4">&lt;pVar&gt;</text:p>
            <text:p text:style-name="P4">(pronunciation-variant reference) </text:p>
            <text:p text:style-name="P4">in a dictionary example, indicates a reference to variant pronunciation(s) of the headword. </text:p>
          </table:table-cell>
          <table:table-cell table:style-name="Table1.B4" office:value-type="string">
            <text:p text:style-name="P4">&lt;<text:span text:style-name="T1">發音變化參照</text:span>&gt;</text:p>
            <text:p text:style-name="P4">(<text:span text:style-name="T1">發音變化參照</text:span>) </text:p>
            <text:p text:style-name="P7">在字典範例中，參照出詞目的發音變化形式。</text:p>
          </table:table-cell>
        </table:table-row>
        <table:table-row>
          <table:table-cell table:style-name="Table1.A4" office:value-type="string">
            <text:p text:style-name="P4">&lt;&gt;</text:p>
          </table:table-cell>
          <table:table-cell table:style-name="Table1.B4" office:value-type="string">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MingLiU" svg:font-family="MingLiU"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ngLiU"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MingLiU" style:font-size-asian="24pt" style:font-weight-asian="bold" style:font-name-complex="Tahoma" style:font-size-complex="2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Weining</meta:initial-creator>
    <meta:creation-date>2006-10-15T21:42:12</meta:creation-date>
    <dc:creator>Weining</dc:creator>
    <dc:date>2007-06-06T22:51:45</dc:date>
    <dc:language>en-US</dc:language>
    <meta:editing-cycles>146</meta:editing-cycles>
    <meta:editing-duration>P1DT3H24M29S</meta:editing-duration>
    <meta:user-defined meta:name="Info 1"/>
    <meta:user-defined meta:name="Info 2"/>
    <meta:user-defined meta:name="Info 3"/>
    <meta:user-defined meta:name="Info 4"/>
    <meta:document-statistic meta:table-count="57" meta:image-count="0" meta:object-count="0" meta:page-count="1" meta:paragraph-count="540" meta:word-count="2188" meta:character-count="10468"/>
  </office:meta>
</office:document-meta>
</file>